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09EC000004B2F188C22211C7B429.svm" manifest:media-type="image/x-svm"/>
  <manifest:file-entry manifest:full-path="Pictures/20000009000009EC000004B4432BC13A982B964E.svm" manifest:media-type="image/x-svm"/>
  <manifest:file-entry manifest:full-path="Pictures/20000009000009EC000004B287DB64F451253E88.svm" manifest:media-type="image/x-svm"/>
  <manifest:file-entry manifest:full-path="Pictures/10000001000000610000002A781FC0CA9187CE89.png" manifest:media-type="image/png"/>
  <manifest:file-entry manifest:full-path="Pictures/10000001000000610000002E0B25891850148543.png" manifest:media-type="image/png"/>
  <manifest:file-entry manifest:full-path="Pictures/20000009000009EC000004B0A0FBFF6A7620C26C.svm" manifest:media-type="image/x-svm"/>
  <manifest:file-entry manifest:full-path="Pictures/10000001000000610000002EA44682E95D2B5C17.png" manifest:media-type="image/png"/>
  <manifest:file-entry manifest:full-path="Pictures/10000001000000610000002F74D22E4114E22F0C.png" manifest:media-type="image/png"/>
  <manifest:file-entry manifest:full-path="Pictures/10000001000000610000002ED26AFD7F9E58E17A.png" manifest:media-type="image/png"/>
  <manifest:file-entry manifest:full-path="Pictures/20000009000009EC00000442BBEBC0824A1560B7.svm" manifest:media-type="image/x-svm"/>
  <manifest:file-entry manifest:full-path="Pictures/20000009000009EC0000044525ADADCB6DBE2542.svm" manifest:media-type="image/x-svm"/>
  <manifest:file-entry manifest:full-path="Pictures/10000001000000610000002A51CB4FCA40900B27.png" manifest:media-type="image/png"/>
  <manifest:file-entry manifest:full-path="Pictures/20000009000009EC0000044490C771A0E0ADAB2D.svm" manifest:media-type="image/x-svm"/>
  <manifest:file-entry manifest:full-path="Pictures/10000001000000610000002AB2602DB0CD7C6480.png" manifest:media-type="image/png"/>
  <manifest:file-entry manifest:full-path="Pictures/20000009000009EC00000443C3F641D1338153E8.svm" manifest:media-type="image/x-svm"/>
  <manifest:file-entry manifest:full-path="Pictures/10000001000000610000002AA31EC6740FF394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02cm" fo:margin-left="0cm" table:align="left"/>
    </style:style>
    <style:style style:name="Таблица1.A" style:family="table-column">
      <style:table-column-properties style:column-width="8.83cm"/>
    </style:style>
    <style:style style:name="Таблица1.B" style:family="table-column">
      <style:table-column-properties style:column-width="6.364cm"/>
    </style:style>
    <style:style style:name="Таблица1.C" style:family="table-column">
      <style:table-column-properties style:column-width="0.826cm"/>
    </style:style>
    <style:style style:name="Таблица1.1" style:family="table-row">
      <style:table-row-properties style:min-row-height="3.44cm"/>
    </style:style>
    <style:style style:name="Таблица1.A1" style:family="table-cell">
      <style:table-cell-properties fo:padding-left="0cm" fo:padding-right="0cm" fo:padding-top="0.049cm" fo:padding-bottom="0cm" fo:border="none" style:writing-mode="lr-tb"/>
    </style:style>
    <style:style style:name="Таблица1.2" style:family="table-row">
      <style:table-row-properties style:min-row-height="0.974cm"/>
    </style:style>
    <style:style style:name="Таблица1.4" style:family="table-row">
      <style:table-row-properties style:min-row-height="1.409cm"/>
    </style:style>
    <style:style style:name="Таблица1.5" style:family="table-row">
      <style:table-row-properties style:min-row-height="1.464cm"/>
    </style:style>
    <style:style style:name="Таблица2" style:family="table">
      <style:table-properties style:width="16.02cm" fo:margin-left="0cm" table:align="left"/>
    </style:style>
    <style:style style:name="Таблица2.A" style:family="table-column">
      <style:table-column-properties style:column-width="8.685cm"/>
    </style:style>
    <style:style style:name="Таблица2.B" style:family="table-column">
      <style:table-column-properties style:column-width="6.509cm"/>
    </style:style>
    <style:style style:name="Таблица2.C" style:family="table-column">
      <style:table-column-properties style:column-width="0.826cm"/>
    </style:style>
    <style:style style:name="Таблица2.1" style:family="table-row">
      <style:table-row-properties style:min-row-height="0.921cm"/>
    </style:style>
    <style:style style:name="Таблица2.A1" style:family="table-cell">
      <style:table-cell-properties fo:padding="0cm" fo:border="none" style:writing-mode="lr-tb"/>
    </style:style>
    <style:style style:name="Таблица2.2" style:family="table-row">
      <style:table-row-properties style:min-row-height="0.437cm"/>
    </style:style>
    <style:style style:name="Таблица3" style:family="table">
      <style:table-properties style:width="16.023cm" fo:margin-left="0cm" table:align="left"/>
    </style:style>
    <style:style style:name="Таблица3.A" style:family="table-column">
      <style:table-column-properties style:column-width="15.685cm"/>
    </style:style>
    <style:style style:name="Таблица3.B" style:family="table-column">
      <style:table-column-properties style:column-width="0.339cm"/>
    </style:style>
    <style:style style:name="Таблица3.1" style:family="table-row">
      <style:table-row-properties style:min-row-height="0.517cm"/>
    </style:style>
    <style:style style:name="Таблица3.A1" style:family="table-cell">
      <style:table-cell-properties fo:padding-left="0cm" fo:padding-right="0cm" fo:padding-top="0.049cm" fo:padding-bottom="0cm" fo:border="none" style:writing-mode="lr-tb"/>
    </style:style>
    <style:style style:name="Таблица3.2" style:family="table-row">
      <style:table-row-properties style:min-row-height="0.975cm"/>
    </style:style>
    <style:style style:name="Таблица3.3" style:family="table-row">
      <style:table-row-properties style:min-row-height="0.924cm"/>
    </style:style>
    <style:style style:name="Table1" style:family="table">
      <style:table-properties style:width="17.082cm" fo:margin-left="0.192cm" fo:margin-top="0cm" fo:margin-bottom="0cm" table:align="left" style:writing-mode="page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0.51cm"/>
    </style:style>
    <style:style style:name="Table1.C" style:family="table-column">
      <style:table-column-properties style:column-width="4.992cm"/>
    </style:style>
    <style:style style:name="Table1.D" style:family="table-column">
      <style:table-column-properties style:column-width="0.531cm"/>
    </style:style>
    <style:style style:name="Table1.E" style:family="table-column">
      <style:table-column-properties style:column-width="5.3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866cm" fo:margin-left="0.328cm" fo:margin-top="0cm" fo:margin-bottom="0cm" table:align="left" style:writing-mode="page"/>
    </style:style>
    <style:style style:name="Table2.A" style:family="table-column">
      <style:table-column-properties style:column-width="16.86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002cm" fo:margin-left="0.192cm" fo:margin-top="0cm" fo:margin-bottom="0cm" table:align="left" style:writing-mode="page"/>
    </style:style>
    <style:style style:name="Table3.A" style:family="table-column">
      <style:table-column-properties style:column-width="3.815cm"/>
    </style:style>
    <style:style style:name="Table3.B" style:family="table-column">
      <style:table-column-properties style:column-width="3.06cm"/>
    </style:style>
    <style:style style:name="Table3.C" style:family="table-column">
      <style:table-column-properties style:column-width="0.42cm"/>
    </style:style>
    <style:style style:name="Table3.D" style:family="table-column">
      <style:table-column-properties style:column-width="4.655cm"/>
    </style:style>
    <style:style style:name="Table3.E" style:family="table-column">
      <style:table-column-properties style:column-width="0.416cm"/>
    </style:style>
    <style:style style:name="Table3.F" style:family="table-column">
      <style:table-column-properties style:column-width="4.6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C1" style:family="table-cell">
      <style:table-cell-properties style:vertical-align="middle" fo:padding-left="0.191cm" fo:padding-right="0.191cm" fo:padding-top="0cm" fo:padding-bottom="0cm" fo:border="none"/>
    </style:style>
    <style:style style:name="Table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7.959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05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04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05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03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04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cm" fo:margin-right="0cm" fo:margin-top="0cm" fo:margin-bottom="0.0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cm" fo:margin-right="0cm" fo:margin-top="0cm" fo:margin-bottom="0.01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cm" fo:margin-top="0cm" fo:margin-bottom="0.03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cm" fo:margin-right="0cm" fo:margin-top="0cm" fo:margin-bottom="0.00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05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margin-top="0cm" fo:margin-bottom="0.04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cm" fo:margin-right="0cm" fo:margin-top="0cm" fo:margin-bottom="0.04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04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.0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cm" fo:margin-top="0cm" fo:margin-bottom="0.03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3.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194cm" fo:margin-right="-0.804cm" fo:margin-top="0cm" fo:margin-bottom="0.00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381cm" fo:margin-right="0cm" fo:margin-top="0cm" fo:margin-bottom="0.11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1.423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4.015cm" fo:margin-right="-0.804cm" fo:margin-top="0cm" fo:margin-bottom="0.10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0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2.517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03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cm" fo:margin-right="0cm" fo:margin-top="0cm" fo:margin-bottom="0.004cm" style:contextual-spacing="false" fo:line-height="107%" fo:text-align="start" style:justify-single-word="false" fo:text-indent="0cm" style:auto-text-indent="false">
        <style:tab-stops>
          <style:tab-stop style:position="3.05cm" style:type="center"/>
          <style:tab-stop style:position="6.1cm" style:type="center"/>
          <style:tab-stop style:position="8.904cm" style:type="center"/>
          <style:tab-stop style:position="11.578cm" style:type="center"/>
          <style:tab-stop style:position="16.399cm" style:type="right"/>
        </style:tab-stops>
      </style:paragraph-properties>
    </style:style>
    <style:style style:name="P30" style:family="paragraph" style:parent-style-name="Normal">
      <style:paragraph-properties fo:margin-left="0cm" fo:margin-right="0cm" fo:margin-top="0cm" fo:margin-bottom="2.633cm" style:contextual-spacing="false" fo:line-height="107%" fo:text-align="start" style:justify-single-word="false" fo:text-indent="0cm" style:auto-text-indent="false">
        <style:tab-stops>
          <style:tab-stop style:position="2.101cm" style:type="center"/>
          <style:tab-stop style:position="4.202cm" style:type="center"/>
          <style:tab-stop style:position="7.258cm" style:type="center"/>
          <style:tab-stop style:position="9.818cm" style:type="center"/>
          <style:tab-stop style:position="12.333cm" style:type="center"/>
          <style:tab-stop style:position="16.399cm" style:type="right"/>
        </style:tab-stops>
      </style:paragraph-properties>
    </style:style>
    <style:style style:name="P31" style:family="paragraph" style:parent-style-name="Normal">
      <style:paragraph-properties fo:margin-left="0cm" fo:margin-right="0cm" fo:margin-top="0cm" fo:margin-bottom="0.044cm" style:contextual-spacing="false" fo:line-height="107%" fo:text-align="start" style:justify-single-word="false" fo:text-indent="0cm" style:auto-text-indent="false">
        <style:tab-stops>
          <style:tab-stop style:position="2.374cm" style:type="center"/>
          <style:tab-stop style:position="5.318cm" style:type="center"/>
          <style:tab-stop style:position="6.415cm" style:type="center"/>
          <style:tab-stop style:position="11.455cm" style:type="center"/>
        </style:tab-stops>
      </style:paragraph-properties>
    </style:style>
    <style:style style:name="P32" style:family="paragraph" style:parent-style-name="Normal">
      <style:paragraph-properties fo:margin-left="0cm" fo:margin-right="0cm" fo:margin-top="0cm" fo:margin-bottom="0.056cm" style:contextual-spacing="false" fo:line-height="107%" fo:text-align="start" style:justify-single-word="false" fo:text-indent="0cm" style:auto-text-indent="false">
        <style:tab-stops>
          <style:tab-stop style:position="4.919cm" style:type="center"/>
          <style:tab-stop style:position="10.642cm" style:type="center"/>
        </style:tab-stops>
      </style:paragraph-properties>
    </style:style>
    <style:style style:name="P33" style:family="paragraph" style:parent-style-name="Normal">
      <style:paragraph-properties fo:margin-left="0cm" fo:margin-right="0cm" fo:margin-top="0cm" fo:margin-bottom="0.056cm" style:contextual-spacing="false" fo:line-height="107%" fo:text-align="start" style:justify-single-word="false" fo:text-indent="0cm" style:auto-text-indent="false">
        <style:tab-stops>
          <style:tab-stop style:position="4.715cm" style:type="center"/>
          <style:tab-stop style:position="10.534cm" style:type="center"/>
        </style:tab-stops>
      </style:paragraph-properties>
    </style:style>
    <style:style style:name="P34" style:family="paragraph" style:parent-style-name="Normal">
      <style:paragraph-properties fo:margin-left="0cm" fo:margin-right="0.351cm" fo:margin-top="0cm" fo:margin-bottom="1.95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718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683cm" fo:margin-right="0cm" fo:margin-top="0cm" fo:margin-bottom="4.059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cm" fo:margin-right="0.48cm" fo:margin-top="0cm" fo:margin-bottom="0.427cm" style:contextual-spacing="false" fo:line-height="107%" fo:text-align="center" style:justify-single-word="false" fo:text-indent="0cm" style:auto-text-indent="false"/>
    </style:style>
    <style:style style:name="P38" style:family="paragraph" style:parent-style-name="Normal">
      <style:paragraph-properties fo:margin-left="0cm" fo:margin-right="0.471cm" fo:margin-top="0cm" fo:margin-bottom="0.427cm" style:contextual-spacing="false" fo:line-height="107%" fo:text-align="center" style:justify-single-word="false" fo:text-indent="0cm" style:auto-text-indent="false"/>
    </style:style>
    <style:style style:name="P39" style:family="paragraph" style:parent-style-name="Normal">
      <style:paragraph-properties fo:margin-left="0cm" fo:margin-right="0.476cm" fo:margin-top="0cm" fo:margin-bottom="0.427cm" style:contextual-spacing="false" fo:line-height="107%" fo:text-align="center" style:justify-single-word="false" fo:text-indent="0cm" style:auto-text-indent="false"/>
    </style:style>
    <style:style style:name="P40" style:family="paragraph" style:parent-style-name="Normal">
      <style:paragraph-properties fo:margin-left="0cm" fo:margin-right="0.483cm" fo:margin-top="0cm" fo:margin-bottom="0.427cm" style:contextual-spacing="false" fo:line-height="107%" fo:text-align="center" style:justify-single-word="false" fo:text-indent="0cm" style:auto-text-indent="false"/>
    </style:style>
    <style:style style:name="P41" style:family="paragraph" style:parent-style-name="Normal">
      <style:paragraph-properties fo:margin-top="0cm" fo:margin-bottom="0.427cm" style:contextual-spacing="false" fo:line-height="107%" fo:text-align="center" style:justify-single-word="false"/>
    </style:style>
    <style:style style:name="P42" style:family="paragraph" style:parent-style-name="Normal">
      <style:paragraph-properties fo:margin-left="0cm" fo:margin-right="0.379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0cm" fo:margin-right="0.649cm" fo:margin-top="0cm" fo:margin-bottom="0.044cm" style:contextual-spacing="false" fo:line-height="107%" fo:text-align="end" style:justify-single-word="false" fo:text-indent="0cm" style:auto-text-indent="false"/>
    </style:style>
    <style:style style:name="P44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5" style:family="paragraph" style:parent-style-name="Normal">
      <style:paragraph-properties fo:margin-left="0.002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6" style:family="paragraph" style:parent-style-name="Normal">
      <style:paragraph-properties fo:margin-left="0.004cm" fo:margin-right="0cm" fo:margin-top="0cm" fo:margin-bottom="0cm" style:contextual-spacing="false" fo:line-height="107%" fo:text-indent="0cm" style:auto-text-indent="false">
        <style:tab-stops/>
      </style:paragraph-properties>
    </style:style>
    <style:style style:name="P47" style:family="paragraph" style:parent-style-name="Normal">
      <style:paragraph-properties fo:margin-top="0cm" fo:margin-bottom="2.138cm" style:contextual-spacing="false" fo:line-height="110%" fo:text-align="center" style:justify-single-word="false"/>
    </style:style>
    <style:style style:name="P48" style:family="paragraph" style:parent-style-name="Normal">
      <style:paragraph-properties fo:margin-top="0cm" fo:margin-bottom="0cm" style:contextual-spacing="false" fo:line-height="110%" fo:text-align="center" style:justify-single-word="false"/>
    </style:style>
    <style:style style:name="P49" style:family="paragraph" style:parent-style-name="Normal">
      <style:paragraph-properties fo:margin-left="-0.009cm" fo:margin-right="0.457cm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-0.009cm" fo:margin-right="0.457cm" fo:margin-top="0cm" fo:margin-bottom="0.226cm" style:contextual-spacing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-0.009cm" fo:margin-right="0.803cm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0.406cm" fo:margin-right="14.143cm" fo:text-indent="-0.432cm" style:auto-text-indent="false">
        <style:tab-stops/>
      </style:paragraph-properties>
    </style:style>
    <style:style style:name="P53" style:family="paragraph" style:parent-style-name="Normal">
      <style:paragraph-properties fo:margin-left="0.45cm" fo:margin-right="0.457cm" fo:text-indent="0cm" style:auto-text-indent="false">
        <style:tab-stops/>
      </style:paragraph-properties>
    </style:style>
    <style:style style:name="P54" style:family="paragraph" style:parent-style-name="Normal">
      <style:paragraph-properties fo:margin-left="-0.009cm" fo:margin-right="8.221cm" fo:text-indent="0cm" style:auto-text-indent="false">
        <style:tab-stops/>
      </style:paragraph-properties>
    </style:style>
    <style:style style:name="P55" style:family="paragraph" style:parent-style-name="Normal">
      <style:paragraph-properties fo:margin-left="-0.009cm" fo:margin-right="2.842cm" fo:text-indent="0cm" style:auto-text-indent="false">
        <style:tab-stops/>
      </style:paragraph-properties>
    </style:style>
    <style:style style:name="P56" style:family="paragraph" style:parent-style-name="Normal">
      <style:paragraph-properties fo:margin-left="-0.009cm" fo:margin-right="6.147cm" fo:text-indent="0cm" style:auto-text-indent="false">
        <style:tab-stops/>
      </style:paragraph-properties>
    </style:style>
    <style:style style:name="P57" style:family="paragraph" style:parent-style-name="Normal">
      <style:paragraph-properties fo:margin-left="-0.009cm" fo:margin-right="13.818cm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-0.009cm" fo:margin-right="8.468cm" fo:text-indent="0cm" style:auto-text-indent="false">
        <style:tab-stops/>
      </style:paragraph-properties>
    </style:style>
    <style:style style:name="P59" style:family="paragraph" style:parent-style-name="Normal">
      <style:paragraph-properties fo:margin-left="-0.009cm" fo:margin-right="15.764cm" fo:text-indent="0cm" style:auto-text-indent="false">
        <style:tab-stops/>
      </style:paragraph-properties>
    </style:style>
    <style:style style:name="P60" style:family="paragraph" style:parent-style-name="Normal">
      <style:paragraph-properties fo:margin-left="-0.009cm" fo:margin-right="13.972cm" fo:text-indent="0cm" style:auto-text-indent="false">
        <style:tab-stops/>
      </style:paragraph-properties>
    </style:style>
    <style:style style:name="P61" style:family="paragraph" style:parent-style-name="Normal">
      <style:paragraph-properties fo:margin-left="-0.009cm" fo:margin-right="0.938cm" fo:text-indent="0cm" style:auto-text-indent="false">
        <style:tab-stops/>
      </style:paragraph-properties>
    </style:style>
    <style:style style:name="P62" style:family="paragraph" style:parent-style-name="Normal">
      <style:paragraph-properties fo:margin-left="-0.009cm" fo:margin-right="7.955cm" fo:text-indent="0cm" style:auto-text-indent="false">
        <style:tab-stops/>
      </style:paragraph-properties>
    </style:style>
    <style:style style:name="P63" style:family="paragraph" style:parent-style-name="Normal">
      <style:paragraph-properties fo:margin-left="-0.009cm" fo:margin-right="3.858cm" fo:text-indent="0cm" style:auto-text-indent="false">
        <style:tab-stops/>
      </style:paragraph-properties>
    </style:style>
    <style:style style:name="P64" style:family="paragraph" style:parent-style-name="Normal">
      <style:paragraph-properties fo:margin-left="-0.009cm" fo:margin-right="1.175cm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-0.009cm" fo:margin-right="14.236cm" fo:text-indent="0cm" style:auto-text-indent="false">
        <style:tab-stops/>
      </style:paragraph-properties>
    </style:style>
    <style:style style:name="P66" style:family="paragraph" style:parent-style-name="Normal">
      <style:paragraph-properties fo:margin-left="-0.009cm" fo:margin-right="4.03cm" fo:text-indent="0cm" style:auto-text-indent="false">
        <style:tab-stops/>
      </style:paragraph-properties>
    </style:style>
    <style:style style:name="P67" style:family="paragraph" style:parent-style-name="Normal">
      <style:paragraph-properties fo:margin-left="-0.009cm" fo:margin-right="3.491cm" fo:text-indent="0cm" style:auto-text-indent="false">
        <style:tab-stops/>
      </style:paragraph-properties>
    </style:style>
    <style:style style:name="P68" style:family="paragraph" style:parent-style-name="Normal">
      <style:paragraph-properties fo:margin-left="-0.009cm" fo:margin-right="2.277cm" fo:text-indent="0cm" style:auto-text-indent="false">
        <style:tab-stops/>
      </style:paragraph-properties>
    </style:style>
    <style:style style:name="P69" style:family="paragraph" style:parent-style-name="Normal">
      <style:paragraph-properties fo:margin-left="-0.009cm" fo:margin-right="1.969cm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-0.009cm" fo:margin-right="3.283cm" fo:text-indent="0cm" style:auto-text-indent="false">
        <style:tab-stops/>
      </style:paragraph-properties>
    </style:style>
    <style:style style:name="P71" style:family="paragraph" style:parent-style-name="Normal">
      <style:paragraph-properties fo:margin-left="-0.009cm" fo:margin-right="12.464cm" fo:text-indent="0cm" style:auto-text-indent="false">
        <style:tab-stops/>
      </style:paragraph-properties>
    </style:style>
    <style:style style:name="P72" style:family="paragraph" style:parent-style-name="Normal">
      <style:paragraph-properties fo:margin-left="-0.009cm" fo:margin-right="10.003cm" fo:text-indent="0cm" style:auto-text-indent="false">
        <style:tab-stops/>
      </style:paragraph-properties>
    </style:style>
    <style:style style:name="P73" style:family="paragraph" style:parent-style-name="Normal">
      <style:paragraph-properties fo:margin-left="-0.009cm" fo:margin-right="0.614cm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-0.009cm" fo:margin-right="1.346cm" fo:text-indent="0cm" style:auto-text-indent="false">
        <style:tab-stops/>
      </style:paragraph-properties>
    </style:style>
    <style:style style:name="P75" style:family="paragraph" style:parent-style-name="Normal">
      <style:paragraph-properties fo:margin-left="-0.009cm" fo:margin-right="3.614cm" fo:text-indent="0cm" style:auto-text-indent="false">
        <style:tab-stops/>
      </style:paragraph-properties>
    </style:style>
    <style:style style:name="P76" style:family="paragraph" style:parent-style-name="Normal">
      <style:paragraph-properties fo:margin-left="-0.009cm" fo:margin-right="7.731cm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-0.009cm" fo:margin-right="5.98cm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-0.009cm" fo:margin-right="15.039cm" fo:text-indent="0cm" style:auto-text-indent="false">
        <style:tab-stops/>
      </style:paragraph-properties>
    </style:style>
    <style:style style:name="P79" style:family="paragraph" style:parent-style-name="Normal">
      <style:paragraph-properties fo:margin-left="-0.009cm" fo:margin-right="8.516cm" fo:text-indent="0cm" style:auto-text-indent="false">
        <style:tab-stops/>
      </style:paragraph-properties>
    </style:style>
    <style:style style:name="P80" style:family="paragraph" style:parent-style-name="Normal">
      <style:paragraph-properties fo:margin-left="-0.009cm" fo:margin-right="3.394cm" fo:text-indent="0cm" style:auto-text-indent="false">
        <style:tab-stops/>
      </style:paragraph-properties>
    </style:style>
    <style:style style:name="P81" style:family="paragraph" style:parent-style-name="Normal">
      <style:paragraph-properties fo:margin-left="-0.009cm" fo:margin-right="7.906cm" fo:text-indent="0cm" style:auto-text-indent="false">
        <style:tab-stops/>
      </style:paragraph-properties>
    </style:style>
    <style:style style:name="P82" style:family="paragraph" style:parent-style-name="Normal">
      <style:paragraph-properties fo:margin-left="-0.009cm" fo:margin-right="2.582cm" fo:text-indent="0cm" style:auto-text-indent="false">
        <style:tab-stops/>
      </style:paragraph-properties>
    </style:style>
    <style:style style:name="P83" style:family="paragraph" style:parent-style-name="Normal">
      <style:paragraph-properties fo:margin-left="-0.009cm" fo:margin-right="6.96cm" fo:text-indent="0cm" style:auto-text-indent="false">
        <style:tab-stops/>
      </style:paragraph-properties>
    </style:style>
    <style:style style:name="P84" style:family="paragraph" style:parent-style-name="Normal">
      <style:paragraph-properties fo:margin-left="-0.009cm" fo:margin-right="3.715cm" fo:text-indent="0cm" style:auto-text-indent="false">
        <style:tab-stops/>
      </style:paragraph-properties>
    </style:style>
    <style:style style:name="P85" style:family="paragraph" style:parent-style-name="Normal">
      <style:paragraph-properties fo:margin-left="-0.009cm" fo:margin-right="3.792cm" fo:text-indent="0cm" style:auto-text-indent="false">
        <style:tab-stops/>
      </style:paragraph-properties>
    </style:style>
    <style:style style:name="P86" style:family="paragraph" style:parent-style-name="Normal">
      <style:paragraph-properties fo:margin-left="-0.009cm" fo:margin-right="8.805cm" fo:text-indent="0cm" style:auto-text-indent="false">
        <style:tab-stops/>
      </style:paragraph-properties>
    </style:style>
    <style:style style:name="P87" style:family="paragraph" style:parent-style-name="Normal">
      <style:paragraph-properties fo:margin-left="-0.009cm" fo:margin-right="7.281cm" fo:text-indent="0cm" style:auto-text-indent="false">
        <style:tab-stops/>
      </style:paragraph-properties>
    </style:style>
    <style:style style:name="P88" style:family="paragraph" style:parent-style-name="Normal">
      <style:paragraph-properties fo:margin-left="-0.009cm" fo:margin-right="2.335cm" fo:text-indent="0cm" style:auto-text-indent="false">
        <style:tab-stops/>
      </style:paragraph-properties>
    </style:style>
    <style:style style:name="P89" style:family="paragraph" style:parent-style-name="Normal">
      <style:paragraph-properties fo:margin-left="-0.009cm" fo:margin-right="5.302cm" fo:text-indent="0cm" style:auto-text-indent="false">
        <style:tab-stops/>
      </style:paragraph-properties>
    </style:style>
    <style:style style:name="P90" style:family="paragraph" style:parent-style-name="Normal">
      <style:paragraph-properties fo:margin-left="-0.009cm" fo:margin-right="0.713cm" fo:text-indent="0cm" style:auto-text-indent="false">
        <style:tab-stops/>
      </style:paragraph-properties>
    </style:style>
    <style:style style:name="P91" style:family="paragraph" style:parent-style-name="Normal">
      <style:paragraph-properties fo:margin-left="-0.009cm" fo:margin-right="7.53cm" fo:text-indent="0cm" style:auto-text-indent="false">
        <style:tab-stops/>
      </style:paragraph-properties>
    </style:style>
    <style:style style:name="P92" style:family="paragraph" style:parent-style-name="Normal">
      <style:paragraph-properties fo:margin-left="-0.009cm" fo:margin-right="3.955cm" fo:text-indent="0cm" style:auto-text-indent="false">
        <style:tab-stops/>
      </style:paragraph-properties>
    </style:style>
    <style:style style:name="P93" style:family="paragraph" style:parent-style-name="Normal">
      <style:paragraph-properties fo:margin-left="-0.009cm" fo:margin-right="4.944cm" fo:text-indent="0cm" style:auto-text-indent="false">
        <style:tab-stops/>
      </style:paragraph-properties>
    </style:style>
    <style:style style:name="P94" style:family="paragraph" style:parent-style-name="Normal">
      <style:paragraph-properties fo:margin-left="-0.009cm" fo:margin-right="0.637cm" fo:text-indent="0cm" style:auto-text-indent="false">
        <style:tab-stops/>
      </style:paragraph-properties>
    </style:style>
    <style:style style:name="P95" style:family="paragraph" style:parent-style-name="Normal">
      <style:paragraph-properties fo:margin-left="-0.009cm" fo:margin-right="8.192cm" fo:margin-top="0cm" fo:margin-bottom="0.245cm" style:contextual-spacing="false" fo:line-height="157%" fo:text-indent="0cm" style:auto-text-indent="false">
        <style:tab-stops/>
      </style:paragraph-properties>
    </style:style>
    <style:style style:name="P96" style:family="paragraph" style:parent-style-name="Normal">
      <style:paragraph-properties fo:margin-left="0cm" fo:margin-right="-0.566cm" fo:margin-top="0cm" fo:margin-bottom="1.272cm" style:contextual-spacing="false" fo:line-height="115%" fo:text-align="center" style:justify-single-word="false" fo:text-indent="0cm" style:auto-text-indent="false"/>
    </style:style>
    <style:style style:name="P97" style:family="paragraph" style:parent-style-name="Normal">
      <style:paragraph-properties fo:margin-left="0cm" fo:margin-right="0cm" fo:margin-top="0cm" fo:margin-bottom="0.679cm" style:contextual-spacing="false" fo:line-height="115%" fo:text-align="center" style:justify-single-word="false" fo:text-indent="0cm" style:auto-text-indent="false"/>
    </style:style>
    <style:style style:name="P98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5.54cm" style:type="center"/>
          <style:tab-stop style:position="7.276cm" style:type="center"/>
          <style:tab-stop style:position="9.818cm" style:type="center"/>
          <style:tab-stop style:position="12.349cm" style:type="center"/>
          <style:tab-stop style:position="14.882cm" style:type="center"/>
        </style:tab-stops>
      </style:paragraph-properties>
    </style:style>
    <style:style style:name="P99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5.412cm" style:type="center"/>
          <style:tab-stop style:position="6.578cm" style:type="center"/>
          <style:tab-stop style:position="11.583cm" style:type="center"/>
        </style:tab-stops>
      </style:paragraph-properties>
    </style:style>
    <style:style style:name="P100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4.972cm" style:type="center"/>
          <style:tab-stop style:position="6.567cm" style:type="center"/>
          <style:tab-stop style:position="7.516cm" style:type="center"/>
          <style:tab-stop style:position="12.146cm" style:type="center"/>
        </style:tab-stops>
      </style:paragraph-properties>
    </style:style>
    <style:style style:name="P101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4.87cm" style:type="center"/>
          <style:tab-stop style:position="6.373cm" style:type="center"/>
          <style:tab-stop style:position="7.422cm" style:type="center"/>
          <style:tab-stop style:position="12.15cm" style:type="center"/>
        </style:tab-stops>
      </style:paragraph-properties>
    </style:style>
    <style:style style:name="P102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7.421cm" style:type="center"/>
          <style:tab-stop style:position="11.719cm" style:type="center"/>
          <style:tab-stop style:position="15.589cm" style:type="center"/>
        </style:tab-stops>
      </style:paragraph-properties>
    </style:style>
    <style:style style:name="P103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5.369cm" style:type="center"/>
          <style:tab-stop style:position="6.493cm" style:type="center"/>
          <style:tab-stop style:position="11.523cm" style:type="center"/>
        </style:tab-stops>
      </style:paragraph-properties>
    </style:style>
    <style:style style:name="P104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4.981cm" style:type="center"/>
          <style:tab-stop style:position="6.839cm" style:type="center"/>
          <style:tab-stop style:position="7.943cm" style:type="center"/>
          <style:tab-stop style:position="12.446cm" style:type="center"/>
        </style:tab-stops>
      </style:paragraph-properties>
    </style:style>
    <style:style style:name="P105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6.435cm" style:type="center"/>
          <style:tab-stop style:position="9.513cm" style:type="center"/>
          <style:tab-stop style:position="13.31cm" style:type="center"/>
        </style:tab-stops>
      </style:paragraph-properties>
    </style:style>
    <style:style style:name="P106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6.616cm" style:type="center"/>
          <style:tab-stop style:position="9.648cm" style:type="center"/>
          <style:tab-stop style:position="13.411cm" style:type="center"/>
        </style:tab-stops>
      </style:paragraph-properties>
    </style:style>
    <style:style style:name="P107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3.791cm" style:type="center"/>
          <style:tab-stop style:position="5.073cm" style:type="center"/>
          <style:tab-stop style:position="10.797cm" style:type="center"/>
        </style:tab-stops>
      </style:paragraph-properties>
    </style:style>
    <style:style style:name="P108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4.011cm" style:type="center"/>
          <style:tab-stop style:position="5.512cm" style:type="center"/>
          <style:tab-stop style:position="11.123cm" style:type="center"/>
        </style:tab-stops>
      </style:paragraph-properties>
    </style:style>
    <style:style style:name="P109" style:family="paragraph" style:parent-style-name="Normal">
      <style:paragraph-properties fo:margin-left="-0.026cm" fo:margin-right="0cm" fo:text-align="start" style:justify-single-word="false" fo:text-indent="0cm" style:auto-text-indent="false">
        <style:tab-stops>
          <style:tab-stop style:position="4.057cm" style:type="center"/>
          <style:tab-stop style:position="5.609cm" style:type="center"/>
          <style:tab-stop style:position="11.197cm" style:type="center"/>
        </style:tab-stops>
      </style:paragraph-properties>
    </style:style>
    <style:style style:name="P110" style:family="paragraph" style:parent-style-name="Normal">
      <style:paragraph-properties fo:margin-left="-0.009cm" fo:margin-right="0cm" fo:margin-top="0cm" fo:margin-bottom="0.034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1" style:family="paragraph" style:parent-style-name="Normal">
      <style:paragraph-properties fo:margin-left="-0.026cm" fo:margin-right="0.457cm" fo:margin-top="0cm" fo:margin-bottom="0.016cm" style:contextual-spacing="false" fo:line-height="111%" fo:text-align="start" style:justify-single-word="false" fo:text-indent="0.432cm" style:auto-text-indent="false">
        <style:tab-stops/>
      </style:paragraph-properties>
    </style:style>
    <style:style style:name="P112" style:family="paragraph" style:parent-style-name="Normal">
      <style:paragraph-properties fo:margin-left="-0.009cm" fo:margin-right="6.549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3" style:family="paragraph" style:parent-style-name="Normal">
      <style:paragraph-properties fo:margin-left="-0.009cm" fo:margin-right="0.457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4" style:family="paragraph" style:parent-style-name="Normal">
      <style:paragraph-properties fo:margin-left="-0.009cm" fo:margin-right="6.964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5" style:family="paragraph" style:parent-style-name="Normal">
      <style:paragraph-properties fo:margin-left="-0.009cm" fo:margin-right="5.886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6" style:family="paragraph" style:parent-style-name="Normal">
      <style:paragraph-properties fo:margin-left="-0.009cm" fo:margin-right="4.362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7" style:family="paragraph" style:parent-style-name="Normal">
      <style:paragraph-properties fo:margin-left="-0.009cm" fo:margin-right="5.092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8" style:family="paragraph" style:parent-style-name="Normal">
      <style:paragraph-properties fo:margin-left="-0.009cm" fo:margin-right="4.817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19" style:family="paragraph" style:parent-style-name="Normal">
      <style:paragraph-properties fo:margin-left="-0.009cm" fo:margin-right="4.408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0" style:family="paragraph" style:parent-style-name="Normal">
      <style:paragraph-properties fo:margin-left="-0.009cm" fo:margin-right="1.155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1" style:family="paragraph" style:parent-style-name="Normal">
      <style:paragraph-properties fo:margin-left="-0.009cm" fo:margin-right="2.357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2" style:family="paragraph" style:parent-style-name="Normal">
      <style:paragraph-properties fo:margin-left="-0.009cm" fo:margin-right="3.283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3" style:family="paragraph" style:parent-style-name="Normal">
      <style:paragraph-properties fo:margin-left="-0.009cm" fo:margin-right="6.662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4" style:family="paragraph" style:parent-style-name="Normal">
      <style:paragraph-properties fo:margin-left="-0.009cm" fo:margin-right="6.198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5" style:family="paragraph" style:parent-style-name="Normal">
      <style:paragraph-properties fo:margin-left="-0.009cm" fo:margin-right="1.348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6" style:family="paragraph" style:parent-style-name="Normal">
      <style:paragraph-properties fo:margin-left="-0.009cm" fo:margin-right="2.665cm" fo:margin-top="0cm" fo:margin-bottom="0.016cm" style:contextual-spacing="false" fo:line-height="111%" fo:text-align="start" style:justify-single-word="false" fo:text-indent="0cm" style:auto-text-indent="false">
        <style:tab-stops/>
      </style:paragraph-properties>
    </style:style>
    <style:style style:name="P127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909cm" style:type="center"/>
        </style:tab-stops>
      </style:paragraph-properties>
    </style:style>
    <style:style style:name="P128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7.001cm" style:type="center"/>
        </style:tab-stops>
      </style:paragraph-properties>
    </style:style>
    <style:style style:name="P129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6.666cm" style:type="center"/>
        </style:tab-stops>
      </style:paragraph-properties>
    </style:style>
    <style:style style:name="P130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5.332cm" style:type="center"/>
        </style:tab-stops>
      </style:paragraph-properties>
    </style:style>
    <style:style style:name="P131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4.101cm" style:type="center"/>
        </style:tab-stops>
      </style:paragraph-properties>
    </style:style>
    <style:style style:name="P132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678cm" style:type="center"/>
        </style:tab-stops>
      </style:paragraph-properties>
    </style:style>
    <style:style style:name="P133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806cm" style:type="center"/>
        </style:tab-stops>
      </style:paragraph-properties>
    </style:style>
    <style:style style:name="P134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387cm" style:type="center"/>
        </style:tab-stops>
      </style:paragraph-properties>
    </style:style>
    <style:style style:name="P135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882cm" style:type="center"/>
        </style:tab-stops>
      </style:paragraph-properties>
    </style:style>
    <style:style style:name="P136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53cm" style:type="center"/>
        </style:tab-stops>
      </style:paragraph-properties>
    </style:style>
    <style:style style:name="P137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249cm" style:type="center"/>
        </style:tab-stops>
      </style:paragraph-properties>
    </style:style>
    <style:style style:name="P138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743cm" style:type="center"/>
        </style:tab-stops>
      </style:paragraph-properties>
    </style:style>
    <style:style style:name="P139" style:family="paragraph" style:parent-style-name="Normal">
      <style:paragraph-properties fo:margin-left="-0.026cm" fo:margin-right="0cm" fo:margin-top="0cm" fo:margin-bottom="0.034cm" style:contextual-spacing="false" fo:line-height="111%" fo:text-align="start" style:justify-single-word="false" fo:text-indent="0cm" style:auto-text-indent="false">
        <style:tab-stops>
          <style:tab-stop style:position="1.457cm" style:type="center"/>
          <style:tab-stop style:position="3.415cm" style:type="center"/>
        </style:tab-stops>
      </style:paragraph-properties>
    </style:style>
    <style:style style:name="P140" style:family="paragraph" style:parent-style-name="Heading_20_3">
      <style:paragraph-properties fo:margin-top="0.212cm" fo:margin-bottom="0cm" style:contextual-spacing="false" fo:line-height="115%" fo:text-align="start" style:justify-single-word="false" style:writing-mode="lr-tb"/>
      <style:text-properties style:font-name="Times" officeooo:paragraph-rsid="000558db"/>
    </style:style>
    <style:style style:name="P141" style:family="paragraph" style:parent-style-name="Heading_20_3">
      <style:paragraph-properties fo:margin-top="0.423cm" fo:margin-bottom="0cm" style:contextual-spacing="false" fo:text-align="start" style:justify-single-word="false" style:writing-mode="lr-tb"/>
      <style:text-properties style:font-name="Times" fo:font-size="14pt" officeooo:paragraph-rsid="000558db" style:font-size-asian="14pt"/>
    </style:style>
    <style:style style:name="P142" style:family="paragraph" style:parent-style-name="Heading_20_5">
      <style:paragraph-properties fo:margin-top="0cm" fo:margin-bottom="0cm" style:contextual-spacing="false" fo:text-align="center" style:justify-single-word="false" fo:orphans="0" fo:widows="0" style:writing-mode="lr-tb"/>
      <style:text-properties fo:font-variant="normal" fo:text-transform="none" fo:color="#212529" loext:opacity="100%" style:font-name="Times" fo:font-size="10pt" fo:letter-spacing="normal" fo:font-style="normal" fo:font-weight="normal" officeooo:paragraph-rsid="000558db" style:font-size-asian="10pt" style:font-style-asian="normal" style:font-weight-asian="normal"/>
    </style:style>
    <style:style style:name="P143" style:family="paragraph" style:parent-style-name="Normal">
      <style:paragraph-properties fo:margin-left="-0.051cm" fo:margin-right="0cm" fo:margin-top="0cm" fo:margin-bottom="0.9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4" style:family="paragraph" style:parent-style-name="Normal">
      <style:paragraph-properties fo:margin-left="0cm" fo:margin-right="0cm" fo:margin-top="0cm" fo:margin-bottom="0.05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0558db"/>
    </style:style>
    <style:style style:name="P145" style:family="paragraph" style:parent-style-name="Normal" style:master-page-name="MPF0">
      <style:paragraph-properties fo:margin-left="0cm" fo:margin-right="0.766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  <style:text-properties officeooo:paragraph-rsid="000558db"/>
    </style:style>
    <style:style style:name="P146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0558db"/>
    </style:style>
    <style:style style:name="P147" style:family="paragraph" style:parent-style-name="Normal" style:list-style-name="L1">
      <style:paragraph-properties fo:margin-left="0cm" fo:margin-right="0.457cm" fo:text-indent="0cm" style:auto-text-indent="false"/>
    </style:style>
    <style:style style:name="P148" style:family="paragraph" style:parent-style-name="Normal" style:list-style-name="L2">
      <style:paragraph-properties fo:margin-left="0cm" fo:margin-right="0.457cm" fo:text-indent="-1.27cm" style:auto-text-indent="false"/>
    </style:style>
    <style:style style:name="P149" style:family="paragraph" style:parent-style-name="Normal" style:list-style-name="L3">
      <style:paragraph-properties fo:margin-left="0cm" fo:margin-right="0.457cm" fo:text-indent="-1.27cm" style:auto-text-indent="false"/>
    </style:style>
    <style:style style:name="P150" style:family="paragraph" style:parent-style-name="Normal" style:list-style-name="L4">
      <style:paragraph-properties fo:margin-left="0cm" fo:margin-right="0.944cm" fo:text-indent="0cm" style:auto-text-indent="false"/>
    </style:style>
    <style:style style:name="P151" style:family="paragraph" style:parent-style-name="Standard">
      <style:paragraph-properties fo:margin-left="0.635cm" fo:margin-right="0cm" fo:margin-top="0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52" style:family="paragraph" style:parent-style-name="Standard">
      <style:paragraph-properties fo:margin-left="0.635cm" fo:margin-right="0cm" fo:margin-top="0.847cm" fo:margin-bottom="0cm" style:contextual-spacing="false" fo:text-align="center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53" style:family="paragraph" style:parent-style-name="Standard">
      <style:paragraph-properties fo:margin-top="0.212cm" fo:margin-bottom="0cm" style:contextual-spacing="false" fo:text-align="center" style:justify-single-word="false" fo:orphans="0" fo:widows="0" style:writing-mode="lr-tb"/>
      <style:text-properties style:font-name="Times" officeooo:paragraph-rsid="000558db"/>
    </style:style>
    <style:style style:name="P154" style:family="paragraph" style:parent-style-name="Standard">
      <style:paragraph-properties fo:margin-left="0.635cm" fo:margin-right="0cm" fo:margin-top="2.117cm" fo:margin-bottom="0cm" style:contextual-spacing="false" fo:text-align="start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55" style:family="paragraph" style:parent-style-name="Standard">
      <style:paragraph-properties fo:margin-left="0.635cm" fo:margin-right="0cm" fo:margin-top="0.212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56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 style:writing-mode="lr-tb"/>
      <style:text-properties style:font-name="Times" fo:font-size="10pt" officeooo:paragraph-rsid="000558db" style:font-size-asian="10pt"/>
    </style:style>
    <style:style style:name="P1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lr-tb"/>
      <style:text-properties style:font-name="Times" fo:font-size="10pt" officeooo:paragraph-rsid="000558db" style:font-size-asian="10pt"/>
    </style:style>
    <style:style style:name="P158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fo:font-size="10pt" officeooo:paragraph-rsid="000558db" style:font-size-asian="10pt"/>
    </style:style>
    <style:style style:name="P159" style:family="paragraph" style:parent-style-name="Standard">
      <style:paragraph-properties fo:margin-top="0cm" fo:margin-bottom="0cm" style:contextual-spacing="false" fo:line-height="0.318cm" fo:text-align="start" style:justify-single-word="false" fo:orphans="0" fo:widows="0" style:writing-mode="lr-tb"/>
      <style:text-properties style:font-name="Times" officeooo:paragraph-rsid="000558db"/>
    </style:style>
    <style:style style:name="P160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0558db" style:font-size-asian="16pt" style:font-weight-asian="bold" style:font-size-complex="16pt" style:font-weight-complex="bold"/>
    </style:style>
    <style:style style:name="P16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" officeooo:paragraph-rsid="000558db"/>
    </style:style>
    <style:style style:name="P162" style:family="paragraph" style:parent-style-name="Standard">
      <style:paragraph-properties fo:margin-left="0.635cm" fo:margin-right="0cm" fo:margin-top="2.963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63" style:family="paragraph" style:parent-style-name="Standard">
      <style:paragraph-properties fo:margin-left="-0.191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6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officeooo:paragraph-rsid="000558db"/>
    </style:style>
    <style:style style:name="P165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/>
      <style:text-properties style:font-name="Times" officeooo:paragraph-rsid="000558db"/>
    </style:style>
    <style:style style:name="P16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style:writing-mode="lr-tb"/>
      <style:text-properties style:font-name="Times" fo:language="ru" fo:country="RU" officeooo:rsid="000aae57" officeooo:paragraph-rsid="000558db"/>
    </style:style>
    <style:style style:name="P167" style:family="paragraph" style:parent-style-name="Standard">
      <style:paragraph-properties fo:text-align="center" style:justify-single-word="false" style:writing-mode="lr-tb"/>
      <style:text-properties officeooo:paragraph-rsid="000558db"/>
    </style:style>
    <style:style style:name="P168" style:family="paragraph" style:parent-style-name="Text_20_body">
      <style:paragraph-properties fo:margin-left="0.635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" officeooo:paragraph-rsid="000558db"/>
    </style:style>
    <style:style style:name="P169" style:family="paragraph" style:parent-style-name="Text_20_body">
      <style:paragraph-properties fo:margin-top="1.693cm" fo:margin-bottom="0cm" style:contextual-spacing="false" fo:line-height="115%" fo:text-align="center" style:justify-single-word="false" style:writing-mode="lr-tb"/>
      <style:text-properties officeooo:paragraph-rsid="000558db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fo:font-size="11pt" style:font-name-asian="Calibri" style:font-size-asian="11pt" style:font-name-complex="Calibri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font-weight="bold" style:font-size-asian="14pt" style:font-weight-asian="bold" style:font-weight-complex="bold"/>
    </style:style>
    <style:style style:name="T7" style:family="text">
      <style:text-properties fo:font-size="16pt" style:font-size-asian="16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44546a" loext:opacity="100%" style:font-name="Calibri" fo:font-size="9pt" fo:font-style="italic" style:font-name-asian="Calibri" style:font-size-asian="9pt" style:font-style-asian="italic" style:font-name-complex="Calibri"/>
    </style:style>
    <style:style style:name="T11" style:family="text">
      <style:text-properties style:font-name="Times"/>
    </style:style>
    <style:style style:name="T12" style:family="text">
      <style:text-properties style:font-name="Times" officeooo:rsid="00017040"/>
    </style:style>
    <style:style style:name="T13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Times" fo:font-weight="bold" style:font-weight-asian="bold" style:font-weight-complex="bold"/>
    </style:style>
    <style:style style:name="T15" style:family="text">
      <style:text-properties style:font-name="Times" officeooo:rsid="000558db"/>
    </style:style>
    <style:style style:name="T16" style:family="text">
      <style:text-properties fo:font-variant="normal" fo:text-transform="none" fo:color="#212529" loext:opacity="100%" style:font-name="Times" fo:font-size="16pt" fo:letter-spacing="normal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0.018cm"/>
        </style:list-level-properties>
        <style:text-properties style:font-name="Times New Roman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3.177cm"/>
        </style:list-level-properties>
        <style:text-properties style:font-name="Times New Roman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4.447cm"/>
        </style:list-level-properties>
        <style:text-properties style:font-name="Times New Roman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5.717cm"/>
        </style:list-level-properties>
        <style:text-properties style:font-name="Times New Roman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6.987cm"/>
        </style:list-level-properties>
        <style:text-properties style:font-name="Times New Roman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8.257cm"/>
        </style:list-level-properties>
        <style:text-properties style:font-name="Times New Roman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9.527cm"/>
        </style:list-level-properties>
        <style:text-properties style:font-name="Times New Roman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0.797cm"/>
        </style:list-level-properties>
        <style:text-properties style:font-name="Times New Roman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2.06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3.177cm"/>
        </style:list-level-properties>
        <style:text-properties style:font-name="Times New Roman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4.447cm"/>
        </style:list-level-properties>
        <style:text-properties style:font-name="Times New Roman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5.717cm"/>
        </style:list-level-properties>
        <style:text-properties style:font-name="Times New Roman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6.987cm"/>
        </style:list-level-properties>
        <style:text-properties style:font-name="Times New Roman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8.257cm"/>
        </style:list-level-properties>
        <style:text-properties style:font-name="Times New Roman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9.527cm"/>
        </style:list-level-properties>
        <style:text-properties style:font-name="Times New Roman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10.797cm"/>
        </style:list-level-properties>
        <style:text-properties style:font-name="Times New Roman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2.06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Times New Roman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3.177cm"/>
        </style:list-level-properties>
        <style:text-properties style:font-name="Times New Roman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4.447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717cm"/>
        </style:list-level-properties>
        <style:text-properties style:font-name="Times New Roman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6.987cm"/>
        </style:list-level-properties>
        <style:text-properties style:font-name="Times New Roman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8.257cm"/>
        </style:list-level-properties>
        <style:text-properties style:font-name="Times New Roman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9.527cm"/>
        </style:list-level-properties>
        <style:text-properties style:font-name="Times New Roman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0.797cm"/>
        </style:list-level-properties>
        <style:text-properties style:font-name="Times New Roman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2.06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margin-left="0.018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3.177cm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4.447cm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5.717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6.987cm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8.257cm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9.527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0.797cm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2.06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<text:span text:style-name="Default_20_Paragraph_20_Font"><text:span text:style-name="T3"><text:s/></text:span></text:span><text:s/></text:p>
      <text:p text:style-name="P151"><text:bookmark text:name="_Hlk152666808"/>ГУАП</text:p>
      <text:p text:style-name="P152">КАФЕДРА № 43</text:p>
      <text:p text:style-name="P154">ОТЧЕТ <text:line-break/>ЗАЩИЩЕН С ОЦЕНКОЙ</text:p>
      <text:p text:style-name="P155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h text:style-name="P142" text:outline-level="5">ассистент</text:h>
          </table:table-cell>
          <table:table-cell table:style-name="Table1.B1" office:value-type="string">
            <text:p text:style-name="P153"/>
          </table:table-cell>
          <table:table-cell table:style-name="Table1.A1" office:value-type="string">
            <text:p text:style-name="P153"/>
          </table:table-cell>
          <table:table-cell table:style-name="Table1.B1" office:value-type="string">
            <text:p text:style-name="P153"/>
          </table:table-cell>
          <table:table-cell table:style-name="Table1.A1" office:value-type="string">
            <text:p text:style-name="P153">И.М. Лозоватский</text:p>
          </table:table-cell>
        </table:table-row>
        <table:table-row table:style-name="Table1.1">
          <table:table-cell table:style-name="Table1.B1" office:value-type="string">
            <text:p text:style-name="P156">должность, уч. степень, звание</text:p>
          </table:table-cell>
          <table:table-cell table:style-name="Table1.B1" office:value-type="string">
            <text:p text:style-name="P159"/>
          </table:table-cell>
          <table:table-cell table:style-name="Table1.B1" office:value-type="string">
            <text:p text:style-name="P156">подпись, дата</text:p>
          </table:table-cell>
          <table:table-cell table:style-name="Table1.B1" office:value-type="string">
            <text:p text:style-name="P159"/>
          </table:table-cell>
          <table:table-cell table:style-name="Table1.B1" office:value-type="string">
            <text:p text:style-name="P156">инициалы, фамилия</text:p>
          </table:table-cell>
        </table:table-row>
      </table:table>
      <text:p text:style-name="P16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9"><text:span text:style-name="T11">ОТЧЕТ О ЛАБОРАТОРНОЙ РАБОТЕ №</text:span><text:span text:style-name="T15">8</text:span></text:p>
            <text:p text:style-name="P146"><text:span text:style-name="T9"><text:s text:c="2"/></text:span><text:span text:style-name="Default_20_Paragraph_20_Font"><text:span text:style-name="T6">Создание двумерного пользовательского интерфейса в среде Qt Creator с использованием расширенных виджетов Qt <text:line-break/></text:span></text:span></text:p>
          </table:table-cell>
        </table:table-row>
        <table:table-row table:style-name="Table2.1">
          <table:table-cell table:style-name="Table2.A1" office:value-type="string">
            <text:p text:style-name="P167"><text:span text:style-name="T13">по дисциплине: </text:span><text:span text:style-name="T16"> </text:span><text:span text:style-name="T14">Проектирование человеко-машинного интерфейса</text:span></text:p>
            <text:p text:style-name="P160"/>
            <text:h text:style-name="P140" text:outline-level="3"/>
          </table:table-cell>
        </table:table-row>
        <table:table-row table:style-name="Table2.1">
          <table:table-cell table:style-name="Table2.A1" office:value-type="string">
            <text:h text:style-name="P141" text:outline-level="3"/>
          </table:table-cell>
        </table:table-row>
        <table:table-row table:style-name="Table2.1">
          <table:table-cell table:style-name="Table2.A1" office:value-type="string">
            <text:p text:style-name="P161"/>
          </table:table-cell>
        </table:table-row>
      </table:table>
      <text:p text:style-name="P162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63">СТУДЕНТ ГР.</text:p>
          </table:table-cell>
          <table:table-cell table:style-name="Table3.B1" office:value-type="string">
            <text:p text:style-name="P164">4134к</text:p>
          </table:table-cell>
          <table:table-cell table:style-name="Table3.C1" office:value-type="string">
            <text:p text:style-name="P164"/>
          </table:table-cell>
          <table:table-cell table:style-name="Table3.D1" office:value-type="string">
            <text:p text:style-name="P164"/>
          </table:table-cell>
          <table:table-cell table:style-name="Table3.C1" office:value-type="string">
            <text:p text:style-name="P164"/>
          </table:table-cell>
          <table:table-cell table:style-name="Table3.D1" office:value-type="string">
            <text:p text:style-name="P166">Столяров Н.С.</text:p>
          </table:table-cell>
        </table:table-row>
        <table:table-row table:style-name="Table3.1">
          <table:table-cell table:style-name="Table3.C1" office:value-type="string">
            <text:p text:style-name="P157"/>
          </table:table-cell>
          <table:table-cell table:style-name="Table3.B2" office:value-type="string">
            <text:p text:style-name="P161"/>
          </table:table-cell>
          <table:table-cell table:style-name="Table3.C1" office:value-type="string">
            <text:p text:style-name="P161"/>
          </table:table-cell>
          <table:table-cell table:style-name="Table3.D2" office:value-type="string">
            <text:p text:style-name="P157">подпись, дата</text:p>
          </table:table-cell>
          <table:table-cell table:style-name="Table3.C1" office:value-type="string">
            <text:p text:style-name="P161"/>
          </table:table-cell>
          <table:table-cell table:style-name="Table3.C1" office:value-type="string">
            <text:p text:style-name="P157">инициалы, фамилия</text:p>
          </table:table-cell>
        </table:table-row>
      </table:table>
      <text:p text:style-name="P158"/>
      <text:p text:style-name="P165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Санкт-Петербург</text:p>
      <text:p text:style-name="P151"><text:span text:style-name="Default_20_Paragraph_20_Font">2024</text:span></text:p>
      <text:p text:style-name="P151"><text:span text:style-name="Default_20_Paragraph_20_Font"/></text:p>
      <text:p text:style-name="P151"><text:soft-page-break/><text:span text:style-name="Default_20_Paragraph_20_Font"><text:span text:style-name="T11"/></text:span></text:p>
      <text:p text:style-name="P144"><text:span text:style-name="Default_20_Paragraph_20_Font"><text:span text:style-name="T5"/></text:span></text:p>
      <text:p text:style-name="P110"><text:span text:style-name="Default_20_Paragraph_20_Font"><text:span text:style-name="T8">Цель работы:</text:span></text:span> <text:s/></text:p>
      <text:p text:style-name="P49">Освоение использования расширенных виджетов Qt для создания пользовательского интерфейса <text:s/></text:p>
      <text:p text:style-name="P5"><text:s/></text:p>
      <text:p text:style-name="P110"><text:span text:style-name="Default_20_Paragraph_20_Font"><text:span text:style-name="T8">Задание: </text:span></text:span></text:p>
      <text:p text:style-name="P49">Разработать и отладить приложение на языке С++ с графическим пользовательским интерфейсом, использующим расширенные виджеты Qt. </text:p>
      <text:p text:style-name="P6"><text:s/></text:p>
      <text:p text:style-name="P110"><text:span text:style-name="Default_20_Paragraph_20_Font"><text:span text:style-name="T8">Название и версия используемой среды моделирования: </text:span></text:span>QT Creator 11.0.3 </text:p>
      <text:p text:style-name="P49">Based on Qt 6.4.3 (Clang 13.0 (Apple), arm64) </text:p>
      <text:p text:style-name="P49">Built on Sep 27 2023 06:47:35 </text:p>
      <text:p text:style-name="P4"><text:s/></text:p>
      <text:p text:style-name="P110"><text:span text:style-name="Default_20_Paragraph_20_Font"><text:span text:style-name="T8">Описание структуры интерфейса: </text:span></text:span></text:p>
      <text:p text:style-name="P2"><text:s/></text:p>
      <text:p text:style-name="P49">Интерфейс приложения представляет собой многостраничное окно, состоящее из следующих элементов: </text:p>
      <text:p text:style-name="P7"><text:s/></text:p>
      <text:p text:style-name="P127"><text:s/><text:tab/>1. <text:tab/><text:span text:style-name="Default_20_Paragraph_20_Font"><text:span text:style-name="T8">Главное окно</text:span></text:span>: </text:p>
      <text:list text:style-name="L1">
        <text:list-item>
          <text:p text:style-name="P147">Содержит <text:span text:style-name="Default_20_Paragraph_20_Font"><text:span text:style-name="T8">QStackedWidget</text:span></text:span>, который управляет переключением между различными страницами приложения. </text:p>
        </text:list-item>
        <text:list-item>
          <text:p text:style-name="P147">Кнопки навигации, такие как pushButtonAddCar, pushButtonAddClient, и pushButtonOperations, позволяют пользователю переходить на страницы для управления автомобилями, клиентами и операциями соответственно. </text:p>
        </text:list-item>
      </text:list>
      <text:p text:style-name="P128"><text:s/><text:tab/>2. <text:tab/><text:span text:style-name="Default_20_Paragraph_20_Font"><text:span text:style-name="T8">Страница управления автомобилями (Page 1)</text:span></text:span>: </text:p>
      <text:list text:style-name="L2">
        <text:list-item>
          <text:p text:style-name="P148">Использует <text:span text:style-name="Default_20_Paragraph_20_Font"><text:span text:style-name="T8">QFormLayout</text:span></text:span> для ввода данных об автомобилях, включая такие элементы, как QLineEdit для ввода текста и QComboBox для выбора из предустановленных значений. </text:p>
        </text:list-item>
        <text:list-item>
          <text:p text:style-name="P148"><text:span text:style-name="Default_20_Paragraph_20_Font"><text:span text:style-name="T8">QPushButton</text:span></text:span> для добавления автомобилей и кнопки для возврата на главную страницу. </text:p>
        </text:list-item>
        <text:list-item>
          <text:p text:style-name="P148"><text:span text:style-name="Default_20_Paragraph_20_Font"><text:span text:style-name="T8">QTableView</text:span></text:span> для отображения списка автомобилей. </text:p>
        </text:list-item>
      </text:list>
      <text:p text:style-name="P129"><text:s/><text:tab/>3. <text:tab/><text:span text:style-name="Default_20_Paragraph_20_Font"><text:span text:style-name="T8">Страница управления клиентами (Page 2)</text:span></text:span>: </text:p>
      <text:list text:style-name="L3">
        <text:list-item>
          <text:p text:style-name="P149">Использует <text:span text:style-name="Default_20_Paragraph_20_Font"><text:span text:style-name="T8">QFormLayout</text:span></text:span> для ввода данных о клиентах. </text:p>
        </text:list-item>
        <text:list-item>
          <text:p text:style-name="P149"><text:span text:style-name="Default_20_Paragraph_20_Font"><text:span text:style-name="T8">QPushButton</text:span></text:span> для добавления клиентов и кнопки для возврата на главную страницу. </text:p>
        </text:list-item>
        <text:list-item>
          <text:p text:style-name="P149"><text:span text:style-name="Default_20_Paragraph_20_Font"><text:span text:style-name="T8">QTableView</text:span></text:span> для отображения списка клиентов. </text:p>
        </text:list-item>
      </text:list>
      <text:p text:style-name="P130"><text:s/><text:tab/>4. <text:tab/><text:span text:style-name="Default_20_Paragraph_20_Font"><text:span text:style-name="T8">Страница операций (Page 3)</text:span></text:span>: </text:p>
      <text:list text:style-name="L4">
        <text:list-item>
          <text:p text:style-name="P150">Использует <text:span text:style-name="Default_20_Paragraph_20_Font"><text:span text:style-name="T8">QFormLayout</text:span></text:span> для ввода информации о выдаче и возврате автомобилей. </text:p>
        </text:list-item>
        <text:list-item>
          <text:p text:style-name="P150">Кнопки для выполнения операций и возврата на главную страницу. <text:s/>• <text:span text:style-name="Default_20_Paragraph_20_Font"><text:span text:style-name="T8">QTableView</text:span></text:span> для отображения истории операций. </text:p>
        </text:list-item>
      </text:list>
      <text:p text:style-name="P2"><text:s/></text:p>
      <text:p text:style-name="P49">В интерфейсе используются кнопки навигации для удобного перехода между страницами и управления данными. Виджеты организованы в <text:span text:style-name="Default_20_Paragraph_20_Font"><text:span text:style-name="T8">QFormLayout</text:span></text:span> для структурированного ввода информации и <text:span text:style-name="Default_20_Paragraph_20_Font"><text:span text:style-name="T8">QTableView</text:span></text:span> для отображения данных в виде таблиц. </text:p>
      <text:p text:style-name="P2"><text:soft-page-break/><text:s/></text:p>
      <text:p text:style-name="P2"><text:s/></text:p>
      <text:p text:style-name="P2"><text:s/></text:p>
      <text:p text:style-name="P42"><draw:frame draw:style-name="fr1" draw:name="Picture 337" text:anchor-type="as-char" svg:y="0cm" svg:width="15.921cm" style:rel-width="scale" svg:height="7.765cm" style:rel-height="scale" draw:z-index="0"><draw:image xlink:href="Pictures/20000009000009EC000004B2F188C22211C7B429.svm" xlink:type="simple" xlink:show="embed" xlink:actuate="onLoad" draw:mime-type="image/x-svm"/><draw:image xlink:href="Pictures/10000001000000610000002E0B25891850148543.png" xlink:type="simple" xlink:show="embed" xlink:actuate="onLoad" draw:mime-type="image/png"/></draw:frame><text:span text:style-name="Default_20_Paragraph_20_Font"><text:span text:style-name="T1"><text:s/></text:span></text:span></text:p>
      <text:p text:style-name="P37"><text:span text:style-name="Default_20_Paragraph_20_Font"><text:span text:style-name="T10">Рисунок 1 – Главный экран, редактор 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42"><draw:frame draw:style-name="fr1" draw:name="Picture 339" text:anchor-type="as-char" svg:y="0cm" svg:width="15.921cm" style:rel-width="scale" svg:height="7.765cm" style:rel-height="scale" draw:z-index="1"><draw:image xlink:href="Pictures/20000009000009EC000004B0A0FBFF6A7620C26C.svm" xlink:type="simple" xlink:show="embed" xlink:actuate="onLoad" draw:mime-type="image/x-svm"/><draw:image xlink:href="Pictures/10000001000000610000002EA44682E95D2B5C17.png" xlink:type="simple" xlink:show="embed" xlink:actuate="onLoad" draw:mime-type="image/png"/></draw:frame><text:span text:style-name="Default_20_Paragraph_20_Font"><text:span text:style-name="T1"><text:s/></text:span></text:span></text:p>
      <text:p text:style-name="P38"><text:span text:style-name="Default_20_Paragraph_20_Font"><text:span text:style-name="T10">Рисунок 2 – страница с операциями, редактор </text:span></text:span></text:p>
      <text:p text:style-name="P42"><text:soft-page-break/><draw:frame draw:style-name="fr1" draw:name="Picture 367" text:anchor-type="as-char" svg:y="0cm" svg:width="15.921cm" style:rel-width="scale" svg:height="7.765cm" style:rel-height="scale" draw:z-index="2"><draw:image xlink:href="Pictures/20000009000009EC000004B287DB64F451253E88.svm" xlink:type="simple" xlink:show="embed" xlink:actuate="onLoad" draw:mime-type="image/x-svm"/><draw:image xlink:href="Pictures/10000001000000610000002ED26AFD7F9E58E17A.png" xlink:type="simple" xlink:show="embed" xlink:actuate="onLoad" draw:mime-type="image/png"/></draw:frame><text:span text:style-name="Default_20_Paragraph_20_Font"><text:span text:style-name="T1"><text:s/></text:span></text:span></text:p>
      <text:p text:style-name="P37"><text:span text:style-name="Default_20_Paragraph_20_Font"><text:span text:style-name="T10">Рисунок 3 – страница с покупателями, редактор 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42"><draw:frame draw:style-name="fr1" draw:name="Picture 369" text:anchor-type="as-char" svg:y="0cm" svg:width="15.921cm" style:rel-width="scale" svg:height="7.765cm" style:rel-height="scale" draw:z-index="3"><draw:image xlink:href="Pictures/20000009000009EC000004B4432BC13A982B964E.svm" xlink:type="simple" xlink:show="embed" xlink:actuate="onLoad" draw:mime-type="image/x-svm"/><draw:image xlink:href="Pictures/10000001000000610000002F74D22E4114E22F0C.png" xlink:type="simple" xlink:show="embed" xlink:actuate="onLoad" draw:mime-type="image/png"/></draw:frame><text:span text:style-name="Default_20_Paragraph_20_Font"><text:span text:style-name="T1"><text:s/></text:span></text:span></text:p>
      <text:p text:style-name="P38"><text:span text:style-name="Default_20_Paragraph_20_Font"><text:span text:style-name="T10">Рисунок 4 – страница с автомобилями, редактор </text:span></text:span></text:p>
      <text:p text:style-name="P42"><text:soft-page-break/><draw:frame draw:style-name="fr1" draw:name="Picture 397" text:anchor-type="as-char" svg:y="0cm" svg:width="15.921cm" style:rel-width="scale" svg:height="7.22cm" style:rel-height="scale" draw:z-index="4"><draw:image xlink:href="Pictures/20000009000009EC00000442BBEBC0824A1560B7.svm" xlink:type="simple" xlink:show="embed" xlink:actuate="onLoad" draw:mime-type="image/x-svm"/><draw:image xlink:href="Pictures/10000001000000610000002A781FC0CA9187CE89.png" xlink:type="simple" xlink:show="embed" xlink:actuate="onLoad" draw:mime-type="image/png"/></draw:frame><text:span text:style-name="Default_20_Paragraph_20_Font"><text:span text:style-name="T1"><text:s/></text:span></text:span></text:p>
      <text:p text:style-name="P39"><text:span text:style-name="Default_20_Paragraph_20_Font"><text:span text:style-name="T10">Рисунок 5 – главный экран 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42"><draw:frame draw:style-name="fr1" draw:name="Picture 399" text:anchor-type="as-char" svg:y="0cm" svg:width="15.921cm" style:rel-width="scale" svg:height="7.22cm" style:rel-height="scale" draw:z-index="5"><draw:image xlink:href="Pictures/20000009000009EC0000044525ADADCB6DBE2542.svm" xlink:type="simple" xlink:show="embed" xlink:actuate="onLoad" draw:mime-type="image/x-svm"/><draw:image xlink:href="Pictures/10000001000000610000002A51CB4FCA40900B27.png" xlink:type="simple" xlink:show="embed" xlink:actuate="onLoad" draw:mime-type="image/png"/></draw:frame><text:span text:style-name="Default_20_Paragraph_20_Font"><text:span text:style-name="T1"><text:s/></text:span></text:span></text:p>
      <text:p text:style-name="P40"><text:span text:style-name="Default_20_Paragraph_20_Font"><text:span text:style-name="T10">Рисунок 6 – страница с автомобилями <text:s/>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42"><text:soft-page-break/><draw:frame draw:style-name="fr1" draw:name="Picture 475" text:anchor-type="as-char" svg:y="0cm" svg:width="15.921cm" style:rel-width="scale" svg:height="7.22cm" style:rel-height="scale" draw:z-index="6"><draw:image xlink:href="Pictures/20000009000009EC0000044490C771A0E0ADAB2D.svm" xlink:type="simple" xlink:show="embed" xlink:actuate="onLoad" draw:mime-type="image/x-svm"/><draw:image xlink:href="Pictures/10000001000000610000002AB2602DB0CD7C6480.png" xlink:type="simple" xlink:show="embed" xlink:actuate="onLoad" draw:mime-type="image/png"/></draw:frame><text:span text:style-name="Default_20_Paragraph_20_Font"><text:span text:style-name="T1"><text:s/></text:span></text:span></text:p>
      <text:p text:style-name="P41"><text:span text:style-name="Default_20_Paragraph_20_Font"><text:span text:style-name="T10">Рисунок 7 – страница с клиентами 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2"><text:span text:style-name="Default_20_Paragraph_20_Font"><text:span text:style-name="T1"><text:s/></text:span></text:span></text:p>
      <text:p text:style-name="P42"><draw:frame draw:style-name="fr1" draw:name="Picture 477" text:anchor-type="as-char" svg:y="0cm" svg:width="15.921cm" style:rel-width="scale" svg:height="7.22cm" style:rel-height="scale" draw:z-index="7"><draw:image xlink:href="Pictures/20000009000009EC00000443C3F641D1338153E8.svm" xlink:type="simple" xlink:show="embed" xlink:actuate="onLoad" draw:mime-type="image/x-svm"/><draw:image xlink:href="Pictures/10000001000000610000002AA31EC6740FF394DC.png" xlink:type="simple" xlink:show="embed" xlink:actuate="onLoad" draw:mime-type="image/png"/></draw:frame><text:span text:style-name="Default_20_Paragraph_20_Font"><text:span text:style-name="T1"><text:s/></text:span></text:span></text:p>
      <text:p text:style-name="P41"><text:span text:style-name="Default_20_Paragraph_20_Font"><text:span text:style-name="T10">Рисунок 8 – страница с операциями </text:span></text:span></text:p>
      <text:p text:style-name="P8"><text:span text:style-name="Default_20_Paragraph_20_Font"><text:span text:style-name="T1"><text:s/></text:span></text:span></text:p>
      <text:p text:style-name="P51">В данной работе были использованы следующие элементы интерфейса: Расширенные виджеты: </text:p>
      <text:p text:style-name="P9"><text:s/></text:p>
      <text:p text:style-name="P131"><text:s/><text:tab/>1. <text:tab/><text:span text:style-name="Default_20_Paragraph_20_Font"><text:span text:style-name="T8">QStackedWidget</text:span></text:span> </text:p>
      <text:p text:style-name="P49"><text:s/>• <text:span text:style-name="Default_20_Paragraph_20_Font"><text:span text:style-name="T8">Использование</text:span></text:span>: Управление несколькими страницами внутри основного окна. Позволяет переключаться между разными виджетами (страницами) в одном месте. </text:p>
      <text:p text:style-name="P132"><text:s/><text:tab/>2. <text:tab/><text:span text:style-name="Default_20_Paragraph_20_Font"><text:span text:style-name="T8">QTableView</text:span></text:span> </text:p>
      <text:p text:style-name="P49"><text:s/>• <text:span text:style-name="Default_20_Paragraph_20_Font"><text:span text:style-name="T8">Использование</text:span></text:span>: Отображение данных в виде таблицы. В приложении используется для отображения таблиц с информацией о клиентах, автомобилях и операциях. </text:p>
      <text:p text:style-name="P133"><text:s/><text:tab/>3. <text:tab/><text:span text:style-name="Default_20_Paragraph_20_Font"><text:span text:style-name="T8">QPushButton</text:span></text:span> </text:p>
      <text:p text:style-name="P49"><text:soft-page-break/><text:s/>• <text:span text:style-name="Default_20_Paragraph_20_Font"><text:span text:style-name="T8">Использование</text:span></text:span>: Кнопки для выполнения действий, таких как добавление автомобилей, клиентов, обработка операций. Позволяют взаимодействовать с пользователем и запускать функции приложения. </text:p>
      <text:p text:style-name="P49">Остальные виджеты: </text:p>
      <text:p text:style-name="P134"><text:s/><text:tab/>1. <text:tab/><text:span text:style-name="Default_20_Paragraph_20_Font"><text:span text:style-name="T8">QWidget</text:span></text:span> </text:p>
      <text:p text:style-name="P49"><text:s/>• <text:span text:style-name="Default_20_Paragraph_20_Font"><text:span text:style-name="T8">Использование</text:span></text:span>: Базовый виджет, который используется для создания других виджетов и окон. </text:p>
      <text:p text:style-name="P135"><text:s/><text:tab/>2. <text:tab/><text:span text:style-name="Default_20_Paragraph_20_Font"><text:span text:style-name="T8">QFormLayout</text:span></text:span> </text:p>
      <text:p text:style-name="P49"><text:s/>• <text:span text:style-name="Default_20_Paragraph_20_Font"><text:span text:style-name="T8">Использование</text:span></text:span>: Расположение виджетов в виде формы. Используется для организации ввода данных, таких как информация о клиентах и автомобилях. </text:p>
      <text:p text:style-name="P136"><text:s/><text:tab/>3. <text:tab/><text:span text:style-name="Default_20_Paragraph_20_Font"><text:span text:style-name="T8">QLineEdit</text:span></text:span> </text:p>
      <text:p text:style-name="P49"><text:s/>• <text:span text:style-name="Default_20_Paragraph_20_Font"><text:span text:style-name="T8">Использование</text:span></text:span>: Поля для ввода текста, например, для ввода информации о клиентах и автомобилях. </text:p>
      <text:p text:style-name="P137"><text:s/><text:tab/>4. <text:tab/><text:span text:style-name="Default_20_Paragraph_20_Font"><text:span text:style-name="T8">QLabel</text:span></text:span> </text:p>
      <text:p text:style-name="P49"><text:s/>• <text:span text:style-name="Default_20_Paragraph_20_Font"><text:span text:style-name="T8">Использование</text:span></text:span>: Метки для отображения текста и информации, такой как названия полей ввода. </text:p>
      <text:p text:style-name="P138"><text:s/><text:tab/>5. <text:tab/><text:span text:style-name="Default_20_Paragraph_20_Font"><text:span text:style-name="T8">QComboBox</text:span></text:span> </text:p>
      <text:p text:style-name="P49"><text:s/>• <text:span text:style-name="Default_20_Paragraph_20_Font"><text:span text:style-name="T8">Использование</text:span></text:span>: Выпадающий список для выбора из предустановленных значений, например, тип автомобиля. </text:p>
      <text:p text:style-name="P132"><text:s/><text:tab/>6. <text:tab/><text:span text:style-name="Default_20_Paragraph_20_Font"><text:span text:style-name="T8">QTableView</text:span></text:span> </text:p>
      <text:p text:style-name="P49"><text:s/><text:tab/>• <text:tab/><text:span text:style-name="Default_20_Paragraph_20_Font"><text:span text:style-name="T8">Использование</text:span></text:span>: Отображение данных в виде таблиц, например, информация о клиентах, автомобилях и истории операций. </text:p>
      <text:p text:style-name="P133"><text:s/><text:tab/>7. <text:tab/><text:span text:style-name="Default_20_Paragraph_20_Font"><text:span text:style-name="T8">QPushButton</text:span></text:span> </text:p>
      <text:p text:style-name="P49"><text:s/>• <text:span text:style-name="Default_20_Paragraph_20_Font"><text:span text:style-name="T8">Использование</text:span></text:span>: Кнопки для выполнения различных действий, таких как добавление записей и обработка операций. </text:p>
      <text:p text:style-name="P139"><text:s/><text:tab/>8. <text:tab/><text:span text:style-name="Default_20_Paragraph_20_Font"><text:span text:style-name="T8">QSplitter</text:span></text:span> </text:p>
      <text:p text:style-name="P49"><text:s/>• <text:span text:style-name="Default_20_Paragraph_20_Font"><text:span text:style-name="T8">Использование</text:span></text:span>: Разделение области окна на несколько секций, позволяя пользователю изменять их размер. </text:p>
      <text:p text:style-name="P2"><text:s/></text:p>
      <text:p text:style-name="P2"><text:s/></text:p>
      <text:p text:style-name="P10"><text:s/></text:p>
      <text:p text:style-name="P110"><text:span text:style-name="Default_20_Paragraph_20_Font"><text:span text:style-name="T8">Исходный текст приложения, основной код для интерфейса: </text:span></text:span></text:p>
      <text:p text:style-name="P110"><text:span text:style-name="Default_20_Paragraph_20_Font"><text:span text:style-name="T8">View_controller: </text:span></text:span></text:p>
      <text:p text:style-name="P49">#include &lt;QMessageBox&gt; </text:p>
      <text:p text:style-name="P49">#include "view_controller.h" </text:p>
      <text:p text:style-name="P49">#include &lt;QMap&gt; </text:p>
      <text:p text:style-name="P49">View_Controller::View_Controller(QObject *parent) </text:p>
      <text:p text:style-name="P49"><text:s text:c="4"/>: QObject{parent} </text:p>
      <text:p text:style-name="P49">{ </text:p>
      <text:p text:style-name="P49">} </text:p>
      <text:p text:style-name="P9"><text:s/></text:p>
      <text:p text:style-name="P49">QMap&lt;QString, double&gt; carRentalCosts; </text:p>
      <text:p text:style-name="P2"><text:s/></text:p>
      <text:p text:style-name="P2"><text:s/></text:p>
      <text:p text:style-name="P11"><text:s/></text:p>
      <text:p text:style-name="P49"><text:soft-page-break/>void <text:tab/>View_Controller::addToTableView(car* <text:tab/>lastObject, <text:tab/>QTableView* <text:tab/>tableView, QTableView* tableView2)//cool </text:p>
      <text:p text:style-name="P49">{ </text:p>
      <text:p text:style-name="P49"><text:s text:c="4"/>CalculationFacade cur; </text:p>
      <text:p text:style-name="P49"><text:s text:c="4"/>// Получаем указатель на модель данных </text:p>
      <text:p text:style-name="P99"><text:s text:c="4"/>QStandardItemModel* <text:tab/>model <text:tab/>= <text:tab/>dynamic_cast&lt;QStandardItemModel*&gt;(tableView-</text:p>
      <text:p text:style-name="P52">&gt;model()); if (!model) </text:p>
      <text:p text:style-name="P53">{ </text:p>
      <text:p text:style-name="P111">// Если модель данных не является типом QStandardItemModel, создаем новую модель <text:s text:c="4"/>model = new QStandardItemModel(tableView); <text:s text:c="4"/>tableView-&gt;setModel(model); <text:s text:c="4"/>tableView2-&gt;setModel(model); </text:p>
      <text:p text:style-name="P49"><text:s text:c="4"/>model-&gt;setHorizontalHeaderLabels({"Название","Комплектация","Номер","Цвет","Год выпуска","Ставка","Наличие"}); </text:p>
      <text:p text:style-name="P49"><text:s text:c="4"/>} </text:p>
      <text:p text:style-name="P54"><text:s text:c="4"/>// Получаем количество строк в таблице <text:s text:c="4"/>int rowCount = model-&gt;rowCount(); </text:p>
      <text:p text:style-name="P49"><text:s text:c="4"/>// Создаем новую строку в модели данных </text:p>
      <text:p text:style-name="P49"><text:s text:c="4"/>QList&lt;QStandardItem*&gt; newRow; </text:p>
      <text:p text:style-name="P49"><text:s text:c="4"/>// Создаем элементы для каждого столбца таблицы </text:p>
      <text:p text:style-name="P49"><text:s text:c="4"/>QString condition = "В наличии"; </text:p>
      <text:p text:style-name="P49"><text:s text:c="4"/>QStandardItem* typeItem = new QStandardItem(lastObject-&gt;getTypeString()); </text:p>
      <text:p text:style-name="P49"><text:s text:c="4"/>QStandardItem* ageItem = new QStandardItem(QString::number(lastObject-&gt;getAge())); </text:p>
      <text:p text:style-name="P49"><text:s text:c="4"/>//QStandardItem* residentsItem = new QStandardItem(QString::number(lastObject-</text:p>
      <text:p text:style-name="P49">&gt;getResidents())); </text:p>
      <text:p text:style-name="P100"><text:s text:c="4"/>//QStandardItem* <text:tab/>monthsItem <text:tab/>= <text:tab/>new <text:tab/>QStandardItem(QString::number(lastObject-</text:p>
      <text:p text:style-name="P49">&gt;getMonthsForMVC())); </text:p>
      <text:p text:style-name="P101"><text:s text:c="4"/>//QStandardItem* <text:tab/>priceItem <text:tab/>= <text:tab/>new <text:tab/>QStandardItem(QString::number(lastObject-</text:p>
      <text:p text:style-name="P49">&gt;getPrice())); </text:p>
      <text:p text:style-name="P49"><text:s text:c="4"/>QStandardItem* BrandItem = new QStandardItem(lastObject-&gt;getBrand()); </text:p>
      <text:p text:style-name="P49"><text:s text:c="4"/>QStandardItem* ColourItem = new QStandardItem(lastObject-&gt;getColour()); </text:p>
      <text:p text:style-name="P49"><text:s text:c="4"/>QStandardItem* NumberItem = new QStandardItem(QString::number(lastObject&gt;getNumber())); </text:p>
      <text:p text:style-name="P49"><text:s text:c="4"/>//QStandardItem* TitleItem = new QStandardItem(lastObject-&gt;getTitle()); </text:p>
      <text:p text:style-name="P2"><text:s/></text:p>
      <text:p text:style-name="P2"><text:s/></text:p>
      <text:p text:style-name="P2"><text:s/></text:p>
      <text:p text:style-name="P2"><text:s/></text:p>
      <text:p text:style-name="P2"><text:s/></text:p>
      <text:p text:style-name="P11"><text:s/></text:p>
      <text:p text:style-name="P102"><text:s text:c="4"/>QStandardItem* <text:tab/>CostItem <text:tab/>= <text:tab/>new </text:p>
      <text:p text:style-name="P49">QStandardItem(QString::number(cur.getCost(lastObject))); </text:p>
      <text:p text:style-name="P12"><text:s/></text:p>
      <text:p text:style-name="P49"><text:s text:c="4"/>double cost = cur.getCost(lastObject); </text:p>
      <text:p text:style-name="P49"><text:s text:c="4"/>carRentalCosts[NumberItem-&gt;text()] = cost; // Сохраняем стоимость, используя номер автомобиля в качестве ключа </text:p>
      <text:p text:style-name="P2"><text:s/></text:p>
      <text:p text:style-name="P2"><text:soft-page-break/><text:s/></text:p>
      <text:p text:style-name="P12"><text:s/></text:p>
      <text:p text:style-name="P49"><text:s text:c="4"/>QStandardItem* conditionItem = new QStandardItem(condition); </text:p>
      <text:p text:style-name="P112"><text:s text:c="4"/>// Добавляем созданные элементы в новую строку <text:s text:c="4"/>newRow.append(BrandItem); <text:s text:c="4"/>newRow.append(typeItem); <text:s text:c="4"/>//newRow.append(priceItem); <text:s text:c="4"/>newRow.append(NumberItem); <text:s text:c="4"/>newRow.append(ColourItem); <text:s text:c="4"/>newRow.append(ageItem); <text:s text:c="4"/>newRow.append(CostItem); newRow.append(conditionItem); </text:p>
      <text:p text:style-name="P55"><text:s text:c="3"/>// Добавляем новую строку в модель данных <text:s text:c="4"/>model-&gt;insertRow(rowCount, newRow); </text:p>
      <text:p text:style-name="P56"><text:s text:c="4"/>// Обновляем таблицу <text:s text:c="4"/>tableView-&gt;viewport()-&gt;update(); </text:p>
      <text:p text:style-name="P49"><text:s text:c="4"/>tableView2-&gt;viewport()-&gt;update(); </text:p>
      <text:p text:style-name="P8"><text:s/></text:p>
      <text:p text:style-name="P49">} </text:p>
      <text:p text:style-name="P49">void View_Controller::addToClientTable(client* Object,QTableView* tableClient){//cool </text:p>
      <text:p text:style-name="P49"><text:s text:c="4"/>// Получаем указатель на модель данных </text:p>
      <text:p text:style-name="P103"><text:s text:c="4"/>QStandardItemModel* <text:tab/>model <text:tab/>= <text:tab/>dynamic_cast&lt;QStandardItemModel*&gt;(tableClient-</text:p>
      <text:p text:style-name="P49">&gt;model()); </text:p>
      <text:p text:style-name="P57"><text:s text:c="4"/>if (!model) <text:s text:c="4"/>{ </text:p>
      <text:p text:style-name="P113"><text:s text:c="4"/>// Если модель данных не является типом QStandardItemModel, создаем новую модель <text:s text:c="4"/>model = new QStandardItemModel(tableClient); <text:s text:c="4"/>tableClient-&gt;setModel(model); </text:p>
      <text:p text:style-name="P49"><text:s text:c="4"/>model-&gt;setHorizontalHeaderLabels({"Паспорт","ФИО","EMail","Номер"}); </text:p>
      <text:p text:style-name="P49"><text:s text:c="4"/>} </text:p>
      <text:p text:style-name="P49"><text:s text:c="4"/>int rowCount = model-&gt;rowCount(); </text:p>
      <text:p text:style-name="P49"><text:s text:c="4"/>// Создаем новую строку в модели данных </text:p>
      <text:p text:style-name="P49"><text:s text:c="4"/>QList&lt;QStandardItem*&gt; newRow; </text:p>
      <text:p text:style-name="P49"><text:s text:c="4"/>// Создаем элементы для каждого столбца таблицы </text:p>
      <text:p text:style-name="P104"><text:s text:c="4"/>QStandardItem* <text:tab/>PassportItem <text:tab/>= <text:tab/>new <text:tab/>QStandardItem(QString::number(Object-</text:p>
      <text:p text:style-name="P49">&gt;getPassport())); </text:p>
      <text:p text:style-name="P49"><text:s text:c="4"/>QStandardItem* FIOItem = new QStandardItem(Object-&gt;getFIO()); </text:p>
      <text:p text:style-name="P49"><text:s text:c="4"/>QStandardItem* EMailItem = new QStandardItem(Object-&gt;getEMail()); </text:p>
      <text:p text:style-name="P49"><text:s text:c="4"/>QStandardItem* PhoneNumberItem = new QStandardItem(QString::number(Object&gt;getPhoneNumber())); </text:p>
      <text:p text:style-name="P114"><text:s text:c="4"/>// Добавляем созданные элементы в новую строку <text:s text:c="4"/>newRow.append(PassportItem); <text:s text:c="4"/>newRow.append(FIOItem); <text:s text:c="4"/>//newRow.append(priceItem); <text:s text:c="4"/>newRow.append(EMailItem); <text:s text:c="4"/>newRow.append(PhoneNumberItem); <text:s text:c="3"/>// Добавляем новую строку в модель данных <text:s text:c="4"/>model-&gt;insertRow(rowCount, newRow); </text:p>
      <text:p text:style-name="P49"><text:soft-page-break/><text:s text:c="4"/>// Обновляем таблицу </text:p>
      <text:p text:style-name="P49"><text:s text:c="4"/>tableClient-&gt;viewport()-&gt;update(); </text:p>
      <text:p text:style-name="P49">} </text:p>
      <text:p text:style-name="P2"><text:s/></text:p>
      <text:p text:style-name="P13"><text:s/></text:p>
      <text:p text:style-name="P113">rent* <text:tab/>View_Controller::addToTableRefund(QTableView* <text:tab/>tableRefund,QTableView* tableClient,QTableView* tableView,cars&amp; carsinfo,QLineEdit* issueDate){//остальные две таблицы тоже нужны, и список книг и лайн эдит с датой <text:s text:c="4"/>int curid; </text:p>
      <text:p text:style-name="P49"><text:s text:c="4"/>QString curids; </text:p>
      <text:p text:style-name="P49">// Получаем выделенные элементы из двух предыдущих таблиц </text:p>
      <text:p text:style-name="P105"><text:s text:c="4"/>QModelIndexList <text:tab/>selectedPersonIndexes <text:tab/>= <text:tab/>tableClient-&gt;selectionModel()-</text:p>
      <text:p text:style-name="P49">&gt;selectedIndexes(); </text:p>
      <text:p text:style-name="P43">QModelIndexList selectedCarIndexes = tableView-&gt;selectionModel()-&gt;selectedIndexes(); </text:p>
      <text:p text:style-name="P53">QModelIndex index = tableView-&gt;currentIndex(); </text:p>
      <text:p text:style-name="P53">//получаем указатель на модель данных для замены поля наличия </text:p>
      <text:p text:style-name="P49"><text:s text:c="4"/>QStandardItemModel* model1 = dynamic_cast&lt;QStandardItemModel*&gt;(tableView&gt;model()); </text:p>
      <text:p text:style-name="P49"><text:s text:c="4"/>// Изменяем значение в четвертом столбце выбранной строки </text:p>
      <text:p text:style-name="P49"><text:s text:c="4"/>QStandardItem* item = model1-&gt;itemFromIndex(index.sibling(index.row(), 6)); // 3 - индекс четвертого столбца </text:p>
      <text:p text:style-name="P49">// Получаем номер </text:p>
      <text:p text:style-name="P49"><text:s text:c="4"/>QString personNumber = selectedPersonIndexes.at(0).data().toString(); </text:p>
      <text:p text:style-name="P2"><text:s/></text:p>
      <text:p text:style-name="P2"><text:s/></text:p>
      <text:p text:style-name="P12"><text:s/></text:p>
      <text:p text:style-name="P49"><text:s text:c="4"/>QString carNumber = selectedCarIndexes.at(2).data().toString(); </text:p>
      <text:p text:style-name="P2"><text:s/></text:p>
      <text:p text:style-name="P9"><text:s/></text:p>
      <text:p text:style-name="P49"><text:s text:c="4"/>if (carRentalCosts.contains(carNumber)) { <text:s text:c="4"/>double totalCost = carRentalCosts[carNumber]; // Получаем сохраненную стоимость <text:s text:c="4"/>QStandardItem* finalCost = new QStandardItem(QString::number(totalCost)); // Создаем элемент для отображения стоимости </text:p>
      <text:p text:style-name="P12"><text:s/></text:p>
      <text:p text:style-name="P49"><text:s text:c="4"/>// Добавляем остальные элементы строки </text:p>
      <text:p text:style-name="P58"><text:s text:c="4"/>QList&lt;QStandardItem*&gt; newRow; <text:s text:c="4"/>// ... [добавление остальных элементов] ... </text:p>
      <text:p text:style-name="P12"><text:s/></text:p>
      <text:p text:style-name="P49"><text:s text:c="4"/>newRow.append(finalCost); // Добавляем элемент с итоговой стоимостью в строку </text:p>
      <text:p text:style-name="P59"><text:s text:c="5"/>} </text:p>
      <text:p text:style-name="P2"><text:s/></text:p>
      <text:p text:style-name="P2"><text:s/></text:p>
      <text:p text:style-name="P12"><text:s/></text:p>
      <text:p text:style-name="P115"><text:s text:c="4"/>for(int i =0;i&lt;carsinfo.array.size();i++){ <text:s text:c="8"/>curid=carsinfo.array[i]-&gt;Number; <text:s text:c="8"/><text:soft-page-break/>curids=QString::number(curid); <text:s text:c="8"/>if(curids==carNumber){ </text:p>
      <text:p text:style-name="P49"><text:s text:c="12"/>if (carsinfo.array[i]-&gt;condition==false){ </text:p>
      <text:p text:style-name="P49"><text:s text:c="16"/>QMessageBox::warning(nullptr, "Ошибка", "Выбранный автомобиль уже выдан другому клиенту."); </text:p>
      <text:p text:style-name="P49"><text:s text:c="16"/>//проверяете состояние автомобиля, используя condition </text:p>
      <text:p text:style-name="P49"><text:s text:c="61"/>//Если автомобиль уже взят в аренду (т.е. condition == true), </text:p>
      <text:p text:style-name="P49"><text:s text:c="61"/>//не разрешаем его повторное взятие, и функция возвращает управление, и новая запись о выдаче в таблицу не добавляется. <text:s text:c="16"/>return nullptr; </text:p>
      <text:p text:style-name="P60"><text:s text:c="12"/>} <text:s text:c="12"/>else{ </text:p>
      <text:p text:style-name="P116"><text:s text:c="16"/>carsinfo.array[i]-&gt;condition=false; <text:s text:c="16"/>item-&gt;setData("Выдана", Qt::DisplayRole); <text:s text:c="16"/>//selectedCarIndexes.at(6).data()="Выдана"; </text:p>
      <text:p text:style-name="P61"><text:s text:c="16"/>//ui-&gt;clientTable-&gt;selectionModel()-&gt;selectedIndexes().at(6).data()=cond; <text:s text:c="16"/>break; </text:p>
      <text:p text:style-name="P49"><text:s text:c="12"/>} </text:p>
      <text:p text:style-name="P49"><text:s text:c="8"/>} </text:p>
      <text:p text:style-name="P53">} </text:p>
      <text:p text:style-name="P49"><text:s text:c="4"/>// Получаем данные для поля "Дата выдачи" из LineEdit </text:p>
      <text:p text:style-name="P49"><text:s text:c="4"/>QString issueDate1 = issueDate-&gt;text(); </text:p>
      <text:p text:style-name="P49"><text:s text:c="4"/>//extradition* value (personNumber.toInt(),carNumber.toInt(),issueDate); </text:p>
      <text:p text:style-name="P49"><text:s text:c="4"/>QStandardItemModel* model = dynamic_cast&lt;QStandardItemModel*&gt;(tableRefund-</text:p>
      <text:p text:style-name="P49">&gt;model()); </text:p>
      <text:p text:style-name="P57"><text:s text:c="4"/>if (!model) <text:s text:c="4"/>{ </text:p>
      <text:p text:style-name="P49"><text:s text:c="4"/>// Если модель данных не является типом QStandardItemModel, создаем новую модель <text:s text:c="4"/>model = new QStandardItemModel(tableRefund); <text:s text:c="4"/>tableRefund-&gt;setModel(model); <text:s text:c="4"/>model-&gt;setHorizontalHeaderLabels({"Паспорт", "Серийный номер", "Дата выдачи", "Дата возврата"}); </text:p>
      <text:p text:style-name="P49"><text:s text:c="4"/>} </text:p>
      <text:p text:style-name="P49"><text:s text:c="4"/>int rowCount = model-&gt;rowCount(); </text:p>
      <text:p text:style-name="P49"><text:s text:c="4"/>// Создаем новую строку в модели данных </text:p>
      <text:p text:style-name="P49"><text:s text:c="4"/>QList&lt;QStandardItem*&gt; newRow; </text:p>
      <text:p text:style-name="P49"><text:s text:c="4"/>// Создаем объекты для хранения данных </text:p>
      <text:p text:style-name="P49"><text:s text:c="4"/>QString returnDate = ""; // Поле "Дата возврата" не заполняется </text:p>
      <text:p text:style-name="P49"><text:s text:c="4"/>QStandardItem* personNumberItem = new QStandardItem(personNumber); </text:p>
      <text:p text:style-name="P49"><text:s text:c="4"/>QStandardItem* carNumberItem = new QStandardItem(carNumber); </text:p>
      <text:p text:style-name="P49"><text:s text:c="4"/>QStandardItem* issueDateItem = new QStandardItem(issueDate1); </text:p>
      <text:p text:style-name="P49"><text:s text:c="4"/>QStandardItem* returnDateItem = new QStandardItem(returnDate); </text:p>
      <text:p text:style-name="P49"><text:s text:c="4"/>//QStandardItem* finalCost = new QStandardItem(carNumber); <text:s/>//******** </text:p>
      <text:p text:style-name="P12"><text:s/></text:p>
      <text:p text:style-name="P117"><text:s text:c="4"/>// Добавляем созданные элементы в новую строку <text:s text:c="4"/>newRow.append(personNumberItem); <text:s text:c="4"/>newRow.append(carNumberItem); <text:s text:c="4"/><text:soft-page-break/>newRow.append(issueDateItem); <text:s text:c="4"/>newRow.append(returnDateItem); <text:s text:c="4"/>//newRow.append(finalCost); //******** </text:p>
      <text:p text:style-name="P2"><text:s/></text:p>
      <text:p text:style-name="P12"><text:s/></text:p>
      <text:p text:style-name="P62"><text:s text:c="4"/>// Добавляем новую строку в модель данных <text:s text:c="4"/>model-&gt;insertRow(rowCount, newRow); <text:s text:c="4"/>tableRefund-&gt;viewport()-&gt;update(); </text:p>
      <text:p text:style-name="P49"><text:s text:c="4"/>tableView-&gt;viewport()-&gt;update(); </text:p>
      <text:p text:style-name="P9"><text:s/></text:p>
      <text:p text:style-name="P63"><text:s text:c="4"/>return new rent(personNumber.toInt(),carNumber.toInt(),issueDate1); } </text:p>
      <text:p text:style-name="P2"><text:s/></text:p>
      <text:p text:style-name="P11"><text:s/></text:p>
      <text:p text:style-name="P113">void <text:tab/>View_Controller::setRefundData(QTableView* <text:tab/>refundtable,QTableView* booktable,rented&amp; rentinfo,QLineEdit* refundDate,cars&amp; carsinfo){//лайн эдит с датой, список выдач, тблица </text:p>
      <text:p text:style-name="P49"><text:s text:c="4"/>// Получаем индекс выбранной строки в таблице </text:p>
      <text:p text:style-name="P49"><text:s text:c="4"/>QModelIndex index = refundtable-&gt;currentIndex(); </text:p>
      <text:p text:style-name="P49"><text:s text:c="4"/>// Получаем значение из LineEdit </text:p>
      <text:p text:style-name="P49"><text:s text:c="4"/>QString value = refundDate-&gt;text();//////////////////////////////////////////////////////////// </text:p>
      <text:p text:style-name="P53">// Получаем модель данных, которая отображается в таблице </text:p>
      <text:p text:style-name="P31"><text:span text:style-name="Default_20_Paragraph_20_Font"><text:span text:style-name="T2"><text:tab/></text:span></text:span>QStandardItemModel* <text:tab/>model <text:tab/>= <text:tab/>dynamic_cast&lt;QStandardItemModel*&gt;(refundtable-</text:p>
      <text:p text:style-name="P49">&gt;model()); </text:p>
      <text:p text:style-name="P49"><text:s text:c="4"/>QModelIndexList selectedCarIndexes = refundtable-&gt;selectionModel()-&gt;selectedIndexes(); </text:p>
      <text:p text:style-name="P118"><text:s text:c="4"/>QString carNumber1 = selectedCarIndexes.at(1).data().toString(); <text:s text:c="4"/>int curid; <text:s text:c="4"/>for(int i =0;i&lt;rentinfo.array.size();i++){ <text:s text:c="8"/>curid=rentinfo.array[i]-&gt;CarNumber; <text:s text:c="8"/>//curids=QString::number(curid); <text:s text:c="8"/>if(curid==carNumber1.toInt()){ <text:s text:c="12"/>if (rentinfo.array[i]-&gt;getRefund()==" "){ <text:s text:c="16"/>rentinfo.array[i]-&gt;setRefund(value); </text:p>
      <text:p text:style-name="P49"><text:s text:c="16"/>//item-&gt;setData("Выдана", Qt::DisplayRole); </text:p>
      <text:p text:style-name="P49"><text:s text:c="16"/>//selectedBookIndexes.at(6).data()="Выдана"; </text:p>
      <text:p text:style-name="P64"><text:s text:c="16"/>//ui-&gt;userTable-&gt;selectionModel()-&gt;selectedIndexes().at(6).data()=cond; <text:s text:c="16"/>break; </text:p>
      <text:p text:style-name="P49"><text:s text:c="12"/>} </text:p>
      <text:p text:style-name="P49"><text:s text:c="8"/>} </text:p>
      <text:p text:style-name="P65"><text:s text:c="4"/>} <text:s text:c="4"/>curid=0; </text:p>
      <text:p text:style-name="P106"><text:s text:c="4"/>//QModelIndexList <text:tab/>selectedBookIndexes <text:tab/>= <text:tab/>booktable-&gt;selectionModel()-</text:p>
      <text:p text:style-name="P49">&gt;selectedIndexes(); </text:p>
      <text:p text:style-name="P49"><text:s text:c="4"/>//QString bookId = selectedBookIndexes.at(2).data().toString(); </text:p>
      <text:p text:style-name="P119"><text:s text:c="4"/>for(int i =0;i&lt;carsinfo.array.size();i++){ <text:s text:c="8"/>curid=carsinfo.array[i]-&gt;Number; <text:s text:c="8"/>//curids=QString::number(curid); <text:s text:c="8"/>if(curid==carNumber1.toInt()){ </text:p>
      <text:p text:style-name="P49"><text:soft-page-break/><text:s text:c="12"/>if (carsinfo.array[i]-&gt;condition==true){ <text:s text:c="15"/>//после возврата автомобиля обновляется состояние автомобиля </text:p>
      <text:p text:style-name="P49"><text:s text:c="68"/>//Теперь, этот автомобиль можно вновь выдать в аренду. </text:p>
      <text:p text:style-name="P49"><text:s text:c="16"/>return; </text:p>
      <text:p text:style-name="P60"><text:s text:c="12"/>} <text:s text:c="12"/>else{ </text:p>
      <text:p text:style-name="P49"><text:s text:c="16"/>carsinfo.array[i]-&gt;condition=true; </text:p>
      <text:p text:style-name="P49"><text:s text:c="16"/>//item-&gt;setData("Выдана", Qt::DisplayRole); </text:p>
      <text:p text:style-name="P49"><text:s text:c="16"/>//selectedBookIndexes.at(6).data()="Выдана"; </text:p>
      <text:p text:style-name="P64"><text:s text:c="16"/>//ui-&gt;userTable-&gt;selectionModel()-&gt;selectedIndexes().at(6).data()=cond; <text:s text:c="16"/>break; </text:p>
      <text:p text:style-name="P49"><text:s text:c="12"/>} </text:p>
      <text:p text:style-name="P49"><text:s text:c="8"/>} </text:p>
      <text:p text:style-name="P49"><text:s text:c="4"/>} </text:p>
      <text:p text:style-name="P49"><text:s text:c="4"/>// Изменяем значение в четвертом столбце выбранной строки </text:p>
      <text:p text:style-name="P49"><text:s text:c="4"/>QStandardItem* item = model-&gt;itemFromIndex(index.sibling(index.row(), 3)); // 3 - индекс четвертого столбца </text:p>
      <text:p text:style-name="P49"><text:s text:c="4"/>item-&gt;setData(value, Qt::DisplayRole); </text:p>
      <text:p text:style-name="P49"><text:s text:c="4"/>// Получаем идентификатор машины из выбранной строки в таблице выдач </text:p>
      <text:p text:style-name="P49"><text:s text:c="4"/>QModelIndex indexIssued = refundtable-&gt;currentIndex(); </text:p>
      <text:p text:style-name="P49"><text:s text:c="4"/>QString carNumber2 = indexIssued.sibling(indexIssued.row(), 1).data().toString(); // 1 - индекс второго столбца </text:p>
      <text:p text:style-name="P49"><text:s text:c="4"/>// Находим элемент в таблице машин с таким же идентификатором QStandardItemModel* modelCars = dynamic_cast&lt;QStandardItemModel*&gt;(booktable-</text:p>
      <text:p text:style-name="P49">&gt;model()); </text:p>
      <text:p text:style-name="P49"><text:s text:c="4"/>int rowCount = modelCars-&gt;rowCount(); </text:p>
      <text:p text:style-name="P49"><text:s text:c="4"/>int bookRow = -1; </text:p>
      <text:p text:style-name="P49"><text:s text:c="4"/>for (int i = 0; i &lt; rowCount; i++) { </text:p>
      <text:p text:style-name="P120"><text:s text:c="8"/>QModelIndex indexBook = modelCars-&gt;index(i, 2); // 0 - индекс первого столбцаъ <text:s text:c="8"/>if (indexBook.data().toString() == carNumber2) { <text:s text:c="12"/>bookRow = i; <text:s text:c="12"/>break; </text:p>
      <text:p text:style-name="P49"><text:s text:c="8"/>} </text:p>
      <text:p text:style-name="P49"><text:s text:c="4"/>} </text:p>
      <text:p text:style-name="P66"><text:s text:c="4"/>// Если элемент найден, то изменяем значение в шестом столбце <text:s text:c="4"/>if (bookRow != -1) { </text:p>
      <text:p text:style-name="P49"><text:s text:c="8"/>QStandardItem* item = modelCars-&gt;itemFromIndex(modelCars-&gt;index(bookRow, 6)); // </text:p>
      <text:p text:style-name="P49">5 - индекс шестого столбца (наличие) </text:p>
      <text:p text:style-name="P49"><text:s text:c="8"/>item-&gt;setData("В наличии", Qt::DisplayRole); </text:p>
      <text:p text:style-name="P12"><text:s/></text:p>
      <text:p text:style-name="P49"><text:s text:c="8"/>// Обновляем модель данных в таблице машин </text:p>
      <text:p text:style-name="P49"><text:s text:c="8"/>booktable-&gt;setModel(modelCars); </text:p>
      <text:p text:style-name="P49"><text:s text:c="4"/>} </text:p>
      <text:p text:style-name="P67"><text:s text:c="4"/>// Обновляем модель данных в таблице <text:s text:c="4"/>refundtable-&gt;setModel(model); </text:p>
      <text:p text:style-name="P49"><text:soft-page-break/>} </text:p>
      <text:p text:style-name="P14"><text:s/></text:p>
      <text:p text:style-name="P110"><text:span text:style-name="Default_20_Paragraph_20_Font"><text:span text:style-name="T8">Widget.cpp:</text:span></text:span> </text:p>
      <text:p text:style-name="P49">#include "widget.h" </text:p>
      <text:p text:style-name="P49">#include "ui_widget.h" </text:p>
      <text:p text:style-name="P49">#include &lt;QPixmap&gt; </text:p>
      <text:p text:style-name="P49">#include &lt;QMessageBox&gt; </text:p>
      <text:p text:style-name="P49">#include &lt;QFile&gt; </text:p>
      <text:p text:style-name="P49">#include &lt;QTextStream&gt; </text:p>
      <text:p text:style-name="P49">#include &lt;QTableWidgetItem&gt; </text:p>
      <text:p text:style-name="P49">#include &lt;QFileDialog&gt; </text:p>
      <text:p text:style-name="P2"><text:s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Widget::Widget(QWidget *parent) </text:p>
            <text:p text:style-name="P15"><text:s text:c="4"/>: QWidget(parent) </text:p>
            <text:p text:style-name="P7"><text:s text:c="4"/>, ui(new Ui::Widget) </text:p>
            <text:p text:style-name="P8"><text:s text:c="4"/>, info(this) </text:p>
            <text:p text:style-name="P7">{ </text:p>
            <text:p text:style-name="P9"><text:s text:c="4"/>ui-&gt;setupUi(this); </text:p>
            <text:p text:style-name="P2"><text:s text:c="4"/>ui-&gt;stackedWidget-&gt;setCurrentIndex(0); 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2">
          <table:table-cell table:style-name="Таблица1.A1" office:value-type="string">
            <text:p text:style-name="P2"><text:s text:c="4"/>connect(ui-&gt;pushButtonHome2, SLOT(on_pushButtonHome2_clicked())); </text:p>
          </table:table-cell>
          <table:table-cell table:style-name="Таблица1.A1" office:value-type="string">
            <text:p text:style-name="P2">SIGNAL(clicked()), </text:p>
          </table:table-cell>
          <table:table-cell table:style-name="Таблица1.A1" office:value-type="string">
            <text:p text:style-name="P44">this, </text:p>
          </table:table-cell>
        </table:table-row>
        <table:table-row table:style-name="Таблица1.2">
          <table:table-cell table:style-name="Таблица1.A1" office:value-type="string">
            <text:p text:style-name="P2"><text:s text:c="4"/>connect(ui-&gt;pushButtonHome3, SLOT(on_pushButtonHome3_clicked())); </text:p>
          </table:table-cell>
          <table:table-cell table:style-name="Таблица1.A1" office:value-type="string">
            <text:p text:style-name="P26">SIGNAL(clicked()), </text:p>
          </table:table-cell>
          <table:table-cell table:style-name="Таблица1.A1" office:value-type="string">
            <text:p text:style-name="P45">this, </text:p>
          </table:table-cell>
        </table:table-row>
        <table:table-row table:style-name="Таблица1.4">
          <table:table-cell table:style-name="Таблица1.A1" office:value-type="string">
            <text:p text:style-name="P9"><text:s text:c="4"/>connect(ui-&gt;pushButtonHome4, </text:p>
            <text:p text:style-name="P2">SLOT(on_pushButtonHome4_clicked())); <text:s text:c="4"/>ui-&gt;btnUndo-&gt;setEnabled(false); </text:p>
          </table:table-cell>
          <table:table-cell table:style-name="Таблица1.A1" office:value-type="string">
            <text:p text:style-name="P2">SIGNAL(clicked()), </text:p>
          </table:table-cell>
          <table:table-cell table:style-name="Таблица1.A1" table:number-rows-spanned="2" office:value-type="string">
            <text:p text:style-name="P44">this, </text:p>
          </table:table-cell>
        </table:table-row>
        <table:table-row table:style-name="Таблица1.5">
          <table:table-cell table:style-name="Таблица1.A1" table:number-columns-spanned="2" office:value-type="string">
            <text:p text:style-name="P27"><text:s text:c="4"/>QPixmap pix("/Users/andrey/Documents/SUAI/3.1/ООП/porsche.jpg"); <text:s text:c="4"/>int w = ui-&gt;label_16-&gt;width(); <text:s text:c="4"/>int h = ui-&gt;label_16-&gt;height(); </text:p>
          </table:table-cell>
          <table:covered-table-cell/>
          <table:covered-table-cell table:style-name="Таблица1.A1"/>
        </table:table-row>
      </table:table>
      <text:p text:style-name="P53">ui-&gt;label_16-&gt;setPixmap(pix.scaled(w,h,Qt::KeepAspectRatio)); </text:p>
      <text:p text:style-name="P121"><text:s text:c="4"/>QPixmap pixx("/Users/andrey/Documents/SUAI/3.1/ООП/Porsche-Logo.png"); <text:s text:c="4"/>int ww = ui-&gt;label_17-&gt;width(); <text:s text:c="4"/>int hh = ui-&gt;label_17-&gt;height(); </text:p>
      <text:p text:style-name="P49"><text:s text:c="4"/>ui-&gt;label_17-&gt;setPixmap(pixx.scaled(ww,hh,Qt::KeepAspectRatio)); </text:p>
      <text:p text:style-name="P49"><text:s text:c="4"/>// регистрация слушателя </text:p>
      <text:p text:style-name="P49"><text:s text:c="4"/>connect(&amp;info, SIGNAL(notifyObservers()), this, SLOT(update()));//включаем сигнал для наблюдателя включающийся при изменении данных </text:p>
      <text:p text:style-name="P49"><text:s text:c="4"/>connect(ui-&gt;btnCalc, SIGNAL(pressed()), this, SLOT(btnCalcPressed()));//включаем сигналы включающиеся при нажатии кнопок </text:p>
      <text:p text:style-name="P113"><text:s text:c="4"/>connect(ui-&gt;btnUndo, SIGNAL(pressed()), this, SLOT(btnUndoPressed())); <text:s text:c="4"/>connect(ui-&gt;btnAddUser, &amp;QPushButton::clicked, this, &amp;Widget::btnUserPressed); <text:s text:c="4"/>connect(ui-&gt;btnIssue, &amp;QPushButton::clicked, this, &amp;Widget::btnIssuePressed); <text:s text:c="4"/>connect(ui-&gt;btnRefund, &amp;QPushButton::clicked, this, &amp;Widget::btnSetRefund); </text:p>
      <text:p text:style-name="P2"><text:s/></text:p>
      <text:p text:style-name="P2">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2"><text:s text:c="4"/>//connect(ui-&gt;moveToUsedButton, </text:p>
            <text:p text:style-name="P2">&amp;Widget::moveToUsedTable); </text:p>
          </table:table-cell>
          <table:table-cell table:style-name="Таблица2.A1" office:value-type="string">
            <text:p text:style-name="P2">&amp;QPushButton::clicked, </text:p>
          </table:table-cell>
          <table:table-cell table:style-name="Таблица2.A1" office:value-type="string">
            <text:p text:style-name="P44">this, </text:p>
          </table:table-cell>
        </table:table-row>
        <table:table-row table:style-name="Таблица2.2">
          <table:table-cell table:style-name="Таблица2.A1" office:value-type="string">
            <text:p text:style-name="P2"><text:s text:c="4"/>//connect(ui-&gt;moveToTableButton, </text:p>
          </table:table-cell>
          <table:table-cell table:style-name="Таблица2.A1" office:value-type="string">
            <text:p text:style-name="P28">&amp;QPushButton::clicked, </text:p>
          </table:table-cell>
          <table:table-cell table:style-name="Таблица2.A1" office:value-type="string">
            <text:p text:style-name="P44">this, </text:p>
          </table:table-cell>
        </table:table-row>
      </table:table>
      <text:p text:style-name="P49"><text:soft-page-break/>&amp;Widget::moveToTableView); </text:p>
      <text:p text:style-name="P49"><text:s text:c="4"/>//Widget обновляет свое состояние и затем уведомляет о этом изменении, вызывая метод update(). В ответ на этот вызов метода, наблюдатели реагируют на изменение. } </text:p>
      <text:p text:style-name="P49">Widget::~Widget() </text:p>
      <text:p text:style-name="P49">{ </text:p>
      <text:p text:style-name="P49"><text:s text:c="4"/>delete ui; </text:p>
      <text:p text:style-name="P49">} </text:p>
      <text:p text:style-name="P2"><text:s/></text:p>
      <text:p text:style-name="P12"><text:s/></text:p>
      <text:p text:style-name="P68">void Widget::on_pushButtonHome2_clicked() { <text:s text:c="4"/>ui-&gt;stackedWidget-&gt;setCurrentIndex(0); // Возвращение на главную страницу } </text:p>
      <text:p text:style-name="P12"><text:s/></text:p>
      <text:p text:style-name="P49">void Widget::on_pushButtonHome3_clicked() { </text:p>
      <text:p text:style-name="P69"><text:s text:c="4"/>ui-&gt;stackedWidget-&gt;setCurrentIndex(0); // Возвращение на главную страницу } </text:p>
      <text:p text:style-name="P12"><text:s/></text:p>
      <text:p text:style-name="P68">void Widget::on_pushButtonHome4_clicked() { <text:s text:c="4"/>ui-&gt;stackedWidget-&gt;setCurrentIndex(0); // Возвращение на главную страницу } </text:p>
      <text:p text:style-name="P12"><text:s/></text:p>
      <text:p text:style-name="P49">void Widget::on_pushButtonAddCar_clicked() { </text:p>
      <text:p text:style-name="P70"><text:s text:c="4"/>ui-&gt;stackedWidget-&gt;setCurrentIndex(3); // Перенаправление на page_4 } </text:p>
      <text:p text:style-name="P12"><text:s/></text:p>
      <text:p text:style-name="P122">void Widget::on_pushButtonAddClient_clicked() { <text:s text:c="4"/>ui-&gt;stackedWidget-&gt;setCurrentIndex(2); // Перенаправление на page_3 } </text:p>
      <text:p text:style-name="P12"><text:s/></text:p>
      <text:p text:style-name="P49">void Widget::on_pushButtonOperations_clicked() { </text:p>
      <text:p text:style-name="P49"><text:s text:c="4"/>ui-&gt;stackedWidget-&gt;setCurrentIndex(1); // Перенаправление на page_2 </text:p>
      <text:p text:style-name="P49">} </text:p>
      <text:p text:style-name="P16"><text:s/></text:p>
      <text:p text:style-name="P71">//public slots void Widget::update(){ </text:p>
      <text:p text:style-name="P49"><text:s text:c="4"/>auto value = info.getActualData();//получаем актуальную информацию </text:p>
      <text:p text:style-name="P49"><text:s text:c="4"/>if(value != nullptr){//если значение не пустое </text:p>
      <text:p text:style-name="P49"><text:s text:c="8"/>fillForm(value);//выводим на форму </text:p>
      <text:p text:style-name="P49"><text:s text:c="4"/>} </text:p>
      <text:p text:style-name="P49"><text:s text:c="4"/>//update btnUndo state </text:p>
      <text:p text:style-name="P49"><text:s text:c="4"/>ui-&gt;btnUndo-&gt;setEnabled(info.hasCars()); </text:p>
      <text:p text:style-name="P72"><text:s text:c="4"/>//seting value to null <text:s text:c="4"/>value=nullptr; </text:p>
      <text:p text:style-name="P49">} </text:p>
      <text:p text:style-name="P49">//private slots </text:p>
      <text:p text:style-name="P2"><text:s/></text:p>
      <text:p text:style-name="P17"><text:s/></text:p>
      <text:p text:style-name="P73">void Widget::btnCalcPressed(){ <text:s text:c="28"/>//функции добавляют новый автомобиль <text:s text:c="4"/>auto value=processForm();//создаем объект класса <text:s text:c="4"/>showCost(value);//вычисляем стоимость и выводим ее <text:s text:c="4"/><text:soft-page-break/>controller.addToTableView(value,ui-&gt;tableView, ui-&gt;tableView2); <text:s text:c="4"/>info.add(value);//добавляем объект в коллекцию предыдущих запросов <text:s text:c="4"/>carsinfo.add(value); </text:p>
      <text:p text:style-name="P49"><text:s text:c="4"/>ui-&gt;btnUndo-&gt;setEnabled(info.hasCars()); </text:p>
      <text:p text:style-name="P49"><text:s text:c="4"/>//seting value to null </text:p>
      <text:p text:style-name="P49"><text:s text:c="4"/>value=nullptr; </text:p>
      <text:p text:style-name="P2"><text:s/></text:p>
      <text:p text:style-name="P2"><text:s/></text:p>
      <text:p text:style-name="P2"><text:s/></text:p>
      <text:p text:style-name="P12"><text:s/></text:p>
      <text:p text:style-name="P49"><text:s text:c="4"/>saveTableViewDataToFullRefundFile(); </text:p>
      <text:p text:style-name="P49">} </text:p>
      <text:p text:style-name="P2"><text:s/></text:p>
      <text:p text:style-name="P12"><text:s/></text:p>
      <text:p text:style-name="P49">void Widget::btnUndoPressed(){ </text:p>
      <text:p text:style-name="P49"><text:s text:c="4"/>info.undo();//запрос на получение информации о прошлом запросе <text:s text:c="4"/>ui-&gt;cost-&gt;setText("0");//стоимость 0 </text:p>
      <text:p text:style-name="P49">} </text:p>
      <text:p text:style-name="P2"><text:s/></text:p>
      <text:p text:style-name="P12"><text:s/></text:p>
      <text:p text:style-name="P49">void Widget::btnUserPressed(){ <text:s text:c="23"/>//функции добавляют нового пользователя <text:s text:c="4"/>auto value=processClientForm(); </text:p>
      <text:p text:style-name="P74"><text:s text:c="4"/>controller.addToClientTable(value, ui-&gt;userTable); <text:s text:c="4"/>controller.addToClientTable(value, ui-&gt;userTable2); //***** </text:p>
      <text:p text:style-name="P49"><text:s text:c="4"/>//addToUserTable(value,ui-&gt;userTable); </text:p>
      <text:p text:style-name="P49"><text:s text:c="4"/>clientinfo.add(value); </text:p>
      <text:p text:style-name="P49"><text:s text:c="4"/>value=nullptr; </text:p>
      <text:p text:style-name="P2"><text:s/></text:p>
      <text:p text:style-name="P9"><text:s/></text:p>
      <text:p text:style-name="P49"><text:s text:c="4"/>saveUserTableDataToFullRefundFile(); </text:p>
      <text:p text:style-name="P49">} </text:p>
      <text:p text:style-name="P2"><text:s/></text:p>
      <text:p text:style-name="P2"><text:s/></text:p>
      <text:p text:style-name="P9"><text:s/></text:p>
      <text:p text:style-name="P49">void Widget::btnIssuePressed(){ </text:p>
      <text:p text:style-name="P49"><text:s text:c="4"/>// Проверяем, выбраны ли клиент и автомобиль </text:p>
      <text:p text:style-name="P75"><text:s text:c="4"/>QModelIndex userIndex = ui-&gt;userTable-&gt;currentIndex(); <text:s text:c="4"/>QModelIndex carIndex = ui-&gt;tableView-&gt;currentIndex(); </text:p>
      <text:p text:style-name="P12"><text:s/></text:p>
      <text:p text:style-name="P49"><text:s text:c="4"/>if (!userIndex.isValid() || !carIndex.isValid()) { </text:p>
      <text:p text:style-name="P49"><text:s text:c="8"/>QMessageBox::warning(this, <text:tab/>"Ошибка", <text:tab/>"Пожалуйста, <text:tab/>выберите <text:tab/>клиента <text:tab/>и автомобиль перед выдачей."); </text:p>
      <text:p text:style-name="P49"><text:s text:c="8"/>return; </text:p>
      <text:p text:style-name="P49"><text:s text:c="4"/>} </text:p>
      <text:p text:style-name="P2"><text:s/></text:p>
      <text:p text:style-name="P113"><text:s text:c="4"/>// Получаем состояние выбранного автомобиля из массива carsinfo, используя выбранный индекс строки <text:s text:c="4"/>int carRowIndex = carIndex.row(); </text:p>
      <text:p text:style-name="P49"><text:soft-page-break/><text:s text:c="4"/>if (carRowIndex &lt; 0 || carRowIndex &gt;= carsinfo.array.size()) { </text:p>
      <text:p text:style-name="P49"><text:s text:c="8"/>QMessageBox::warning(this, "Ошибка", "Произошла ошибка при выборе автомобиля. Пожалуйста, попробуйте снова."); <text:s text:c="8"/>return; </text:p>
      <text:p text:style-name="P49"><text:s text:c="4"/>} </text:p>
      <text:p text:style-name="P49"><text:s text:c="4"/>bool carCondition = carsinfo.array[carRowIndex]-&gt;condition; </text:p>
      <text:p text:style-name="P7"><text:s/></text:p>
      <text:p text:style-name="P49"><text:s text:c="4"/>if (!carCondition) { </text:p>
      <text:p text:style-name="P49"><text:s text:c="8"/>QMessageBox::warning(this, "Ошибка", "Выбранный автомобиль уже выдан другому клиенту."); </text:p>
      <text:p text:style-name="P49"><text:s text:c="8"/>return; </text:p>
      <text:p text:style-name="P49"><text:s text:c="4"/>} </text:p>
      <text:p text:style-name="P12"><text:s/></text:p>
      <text:p text:style-name="P49"><text:s text:c="4"/>// Добавляем информацию о выдаче автомобиля </text:p>
      <text:p text:style-name="P49"><text:s text:c="4"/>rent* result = controller.addToTableRefund(ui-&gt;refundTable, ui-&gt;userTable, ui-&gt;tableView, carsinfo, ui-&gt;issueDate); </text:p>
      <text:p text:style-name="P2"><text:s/></text:p>
      <text:p text:style-name="P17"><text:s/></text:p>
      <text:p text:style-name="P76"><text:s text:c="4"/>// Проверяем, успешно ли добавлена запись <text:s text:c="4"/>if (!result) { </text:p>
      <text:p text:style-name="P49"><text:s text:c="8"/>QMessageBox::warning(this, "Ошибка", "Не удалось выдать автомобиль. Пожалуйста, проверьте введенные данные и попробуйте снова."); <text:s text:c="8"/>return; <text:s text:c="4"/>} </text:p>
      <text:p text:style-name="P77"><text:s text:c="4"/>// Проверяем, есть ли хотя бы одна строка в refundTable <text:s text:c="4"/>if (ui-&gt;refundTable-&gt;model()-&gt;rowCount() &gt; 0) { <text:s text:c="8"/>// Проверяем, выбраны ли клиент и автомобиль </text:p>
      <text:p text:style-name="P113"><text:s text:c="8"/>if (!ui-&gt;userTable-&gt;currentIndex().isValid() || !ui-&gt;tableView-&gt;currentIndex().isValid()) { <text:s text:c="12"/>QMessageBox::warning(this, "Ошибка", "Пожалуйста, выберите клиента и автомобиль перед выдачей."); <text:s text:c="12"/>return; </text:p>
      <text:p text:style-name="P78"><text:s text:c="8"/>} <text:s text:c="4"/>} </text:p>
      <text:p text:style-name="P2"><text:s/></text:p>
      <text:p text:style-name="P2"><text:s/></text:p>
      <text:p text:style-name="P113"><text:s text:c="4"/>// Если все проверки пройдены и автомобиль успешно выдан, добавляем информацию в список аренд <text:s text:c="4"/>rentinfo.add(result);//добавляет <text:tab/>информацию <text:tab/>об <text:tab/>аренде <text:tab/>в <text:tab/>таблицу <text:tab/>возвратов (refundTable) </text:p>
      <text:p text:style-name="P12"><text:s/></text:p>
      <text:p text:style-name="P49"><text:s text:c="4"/>saveToFullRefundData(); </text:p>
      <text:p text:style-name="P49"><text:s text:c="4"/>saveToCurrentRefundData(); </text:p>
      <text:p text:style-name="P8"><text:s/></text:p>
      <text:p text:style-name="P49">} </text:p>
      <text:p text:style-name="P2"><text:s/></text:p>
      <text:p text:style-name="P12"><text:s/></text:p>
      <text:p text:style-name="P49">void Widget::btnSetRefund(){ </text:p>
      <text:p text:style-name="P49"><text:s text:c="4"/>// Проверяем, выбраны ли клиент и автомобиль </text:p>
      <text:p text:style-name="P49"><text:s text:c="4"/>if (!ui-&gt;userTable-&gt;currentIndex().isValid() || !ui-&gt;tableView-&gt;currentIndex().isValid()) { <text:s text:c="8"/>QMessageBox::warning(this, "Ошибка", "Пожалуйста, выберите клиента и автомобиль перед возвратом."); </text:p>
      <text:p text:style-name="P49"><text:s text:c="8"/>return; </text:p>
      <text:p text:style-name="P49"><text:soft-page-break/><text:s text:c="4"/>} </text:p>
      <text:p text:style-name="P49"><text:s text:c="4"/>//setRefundData(ui-&gt;refundTable); </text:p>
      <text:p text:style-name="P49"><text:s text:c="4"/>controller.setRefundData(ui-&gt;refundTable,ui-&gt;tableView,rentinfo,ui-</text:p>
      <text:p text:style-name="P49">&gt;refundDate,carsinfo);//вносит изменения в таблицу возвратов (refundtable), изменяя данные о дате возврата и </text:p>
      <text:p text:style-name="P49"><text:s text:c="63"/>//обновляя статус автомобиля в таблице авто (cartable). В конце функции обновляется модель данных в обеих таблицах. </text:p>
      <text:p text:style-name="P49"><text:s text:c="4"/>saveToFullRefundData(); </text:p>
      <text:p text:style-name="P49"><text:s text:c="4"/>saveToCurrentRefundData(); </text:p>
      <text:p text:style-name="P2"><text:s/></text:p>
      <text:p text:style-name="P18"><text:s/></text:p>
      <text:p text:style-name="P49">} </text:p>
      <text:p text:style-name="P2"><text:s/></text:p>
      <text:p text:style-name="P2"><text:s/></text:p>
      <text:p text:style-name="P2"><text:s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// Path to the files </text:p>
          </table:table-cell>
          <table:table-cell table:style-name="Таблица3.A1" office:value-type="string">
            <text:p text:style-name="P3"/>
          </table:table-cell>
        </table:table-row>
        <table:table-row table:style-name="Таблица3.2">
          <table:table-cell table:style-name="Таблица3.A1" office:value-type="string">
            <text:p text:style-name="P32">const <text:tab/>QString <text:tab/>fullRefundDataPath </text:p>
            <text:p text:style-name="P2">"/Users/andrey/Documents/3.1/ООП/LIXXX/full_refund_data.txt"; </text:p>
          </table:table-cell>
          <table:table-cell table:style-name="Таблица3.A1" office:value-type="string">
            <text:p text:style-name="P46">= </text:p>
          </table:table-cell>
        </table:table-row>
        <table:table-row table:style-name="Таблица3.3">
          <table:table-cell table:style-name="Таблица3.A1" office:value-type="string">
            <text:p text:style-name="P33">const <text:tab/>QString <text:tab/>currentRefundDataPath </text:p>
            <text:p text:style-name="P2">"/Users/andrey/Documents/3.1/ООП/LIXXX/current_refund_data.txt"; </text:p>
          </table:table-cell>
          <table:table-cell table:style-name="Таблица3.A1" office:value-type="string">
            <text:p text:style-name="P44">= </text:p>
          </table:table-cell>
        </table:table-row>
      </table:table>
      <text:p text:style-name="P9"><text:s/></text:p>
      <text:p text:style-name="P79">void Widget::saveToFullRefundData() { <text:s text:c="4"/>QFile file(fullRefundDataPath); </text:p>
      <text:p text:style-name="P123"><text:s text:c="4"/>if (!file.open(QIODevice::Append | QIODevice::Text)) <text:s text:c="8"/>return; <text:s/></text:p>
      <text:p text:style-name="P49"><text:s text:c="4"/>QTextStream out(&amp;file); </text:p>
      <text:p text:style-name="P12"><text:s/></text:p>
      <text:p text:style-name="P80"><text:s text:c="4"/>// Iterate through all rows in refundTable and save data to the file <text:s text:c="4"/>for (int row = 0; row &lt; ui-&gt;refundTable-&gt;model()-&gt;rowCount(); ++row) { <text:s text:c="8"/>QStringList rowData; </text:p>
      <text:p text:style-name="P49"><text:s text:c="8"/>for (int col = 0; col &lt; ui-&gt;refundTable-&gt;model()-&gt;columnCount(); ++col) { </text:p>
      <text:p text:style-name="P49"><text:s text:c="12"/>QString <text:tab/>cellData <text:tab/>= <text:tab/>ui-&gt;refundTable-&gt;model()-&gt;data(ui-&gt;refundTable-&gt;model()&gt;index(row, col)).toString(); </text:p>
      <text:p text:style-name="P49"><text:s text:c="12"/>rowData &lt;&lt; cellData; </text:p>
      <text:p text:style-name="P49"><text:s text:c="8"/>} </text:p>
      <text:p text:style-name="P49"><text:s text:c="8"/>out &lt;&lt; rowData.join("\t") &lt;&lt; "\n"; <text:s/>// Tab-separated values </text:p>
      <text:p text:style-name="P49"><text:s text:c="4"/>} </text:p>
      <text:p text:style-name="P7"><text:s/></text:p>
      <text:p text:style-name="P49"><text:s text:c="4"/>file.close(); </text:p>
      <text:p text:style-name="P49">} </text:p>
      <text:p text:style-name="P9"><text:s/></text:p>
      <text:p text:style-name="P81">void Widget::saveToCurrentRefundData() { <text:s text:c="4"/>QFile file(currentRefundDataPath); </text:p>
      <text:p text:style-name="P124"><text:s text:c="4"/>if (!file.open(QIODevice::WriteOnly | QIODevice::Text)) <text:s text:c="8"/>return; <text:s/></text:p>
      <text:p text:style-name="P49"><text:s text:c="4"/>QTextStream out(&amp;file); </text:p>
      <text:p text:style-name="P12"><text:soft-page-break/><text:s/></text:p>
      <text:p text:style-name="P80"><text:s text:c="4"/>// Iterate through all rows in refundTable and save data to the file <text:s text:c="4"/>for (int row = 0; row &lt; ui-&gt;refundTable-&gt;model()-&gt;rowCount(); ++row) { <text:s text:c="8"/>QStringList rowData; </text:p>
      <text:p text:style-name="P49"><text:s text:c="8"/>for (int col = 0; col &lt; ui-&gt;refundTable-&gt;model()-&gt;columnCount(); ++col) { </text:p>
      <text:p text:style-name="P107"><text:s text:c="12"/>QString <text:tab/>cellData <text:tab/>= <text:tab/>ui-&gt;refundTable-&gt;model()-&gt;data(ui-&gt;refundTable-&gt;model()-</text:p>
      <text:p text:style-name="P49">&gt;index(row, col)).toString(); </text:p>
      <text:p text:style-name="P49"><text:s text:c="12"/>rowData &lt;&lt; cellData; </text:p>
      <text:p text:style-name="P49"><text:s text:c="8"/>} </text:p>
      <text:p text:style-name="P49"><text:s text:c="8"/>out &lt;&lt; rowData.join("\t") &lt;&lt; "\n"; <text:s/>// Tab-separated values </text:p>
      <text:p text:style-name="P49"><text:s text:c="4"/>} </text:p>
      <text:p text:style-name="P16"><text:s/></text:p>
      <text:p text:style-name="P49"><text:s text:c="4"/>file.close(); </text:p>
      <text:p text:style-name="P49">} </text:p>
      <text:p text:style-name="P12"><text:s/></text:p>
      <text:p text:style-name="P49">void Widget::saveTableViewDataToFullRefundFile() { </text:p>
      <text:p text:style-name="P82"><text:s text:c="4"/>QFile file("/Users/andrey/Documents/3.1/ООП/LIXXX/full_refund_data.txt"); <text:s text:c="4"/>if (!file.open(QIODevice::Append | QIODevice::Text)) <text:s text:c="8"/>return; <text:s/></text:p>
      <text:p text:style-name="P49"><text:s text:c="4"/>QTextStream out(&amp;file); </text:p>
      <text:p text:style-name="P9"><text:s/></text:p>
      <text:p text:style-name="P83"><text:s text:c="4"/>// Save a header to identify the section of the data <text:s text:c="4"/>out &lt;&lt; "=== tableView Data ===\n"; </text:p>
      <text:p text:style-name="P12"><text:s/></text:p>
      <text:p text:style-name="P84"><text:s text:c="4"/>// Iterate through all rows in tableView and save data to the file <text:s text:c="4"/>for (int row = 0; row &lt; ui-&gt;tableView-&gt;model()-&gt;rowCount(); ++row) { <text:s text:c="8"/>QStringList rowData; </text:p>
      <text:p text:style-name="P49"><text:s text:c="8"/>for (int col = 0; col &lt; ui-&gt;tableView-&gt;model()-&gt;columnCount(); ++col) { </text:p>
      <text:p text:style-name="P108"><text:s text:c="12"/>QString <text:tab/>cellData <text:tab/>= <text:tab/>ui-&gt;tableView-&gt;model()-&gt;data(ui-&gt;tableView-&gt;model()-</text:p>
      <text:p text:style-name="P49">&gt;index(row, col)).toString(); </text:p>
      <text:p text:style-name="P49"><text:s text:c="12"/>rowData &lt;&lt; cellData; </text:p>
      <text:p text:style-name="P49"><text:s text:c="8"/>} </text:p>
      <text:p text:style-name="P49"><text:s text:c="8"/>out &lt;&lt; rowData.join("\t") &lt;&lt; "\n"; <text:s/>// Tab-separated values </text:p>
      <text:p text:style-name="P49"><text:s text:c="4"/>} </text:p>
      <text:p text:style-name="P16"><text:s/></text:p>
      <text:p text:style-name="P49"><text:s text:c="4"/>file.close(); </text:p>
      <text:p text:style-name="P49">} </text:p>
      <text:p text:style-name="P2"><text:s/></text:p>
      <text:p text:style-name="P2"><text:s/></text:p>
      <text:p text:style-name="P9"><text:s/></text:p>
      <text:p text:style-name="P49">void Widget::saveUserTableDataToFullRefundFile() { </text:p>
      <text:p text:style-name="P82"><text:s text:c="4"/>QFile file("/Users/andrey/Documents/3.1/ООП/LIXXX/full_refund_data.txt"); <text:s text:c="4"/>if (!file.open(QIODevice::Append | QIODevice::Text)) <text:s text:c="8"/>return; <text:s/></text:p>
      <text:p text:style-name="P49"><text:s text:c="4"/>QTextStream out(&amp;file); </text:p>
      <text:p text:style-name="P12"><text:s/></text:p>
      <text:p text:style-name="P83"><text:s text:c="4"/>// Save a header to identify the section of the data <text:s text:c="4"/>out &lt;&lt; "=== userTable Data ===\n"; </text:p>
      <text:p text:style-name="P9"><text:soft-page-break/><text:s/></text:p>
      <text:p text:style-name="P85"><text:s text:c="4"/>// Iterate through all rows in userTable and save data to the file <text:s text:c="4"/>for (int row = 0; row &lt; ui-&gt;userTable-&gt;model()-&gt;rowCount(); ++row) { <text:s text:c="8"/>QStringList rowData; </text:p>
      <text:p text:style-name="P49"><text:s text:c="8"/>for (int col = 0; col &lt; ui-&gt;userTable-&gt;model()-&gt;columnCount(); ++col) { </text:p>
      <text:p text:style-name="P109"><text:s text:c="12"/>QString <text:tab/>cellData <text:tab/>= <text:tab/>ui-&gt;userTable-&gt;model()-&gt;data(ui-&gt;userTable-&gt;model()-</text:p>
      <text:p text:style-name="P49">&gt;index(row, col)).toString(); </text:p>
      <text:p text:style-name="P49"><text:s text:c="12"/>rowData &lt;&lt; cellData; </text:p>
      <text:p text:style-name="P49"><text:s text:c="8"/>} </text:p>
      <text:p text:style-name="P49"><text:s text:c="8"/>out &lt;&lt; rowData.join("\t") &lt;&lt; "\n"; <text:s/>// Tab-separated values </text:p>
      <text:p text:style-name="P49"><text:s text:c="4"/>} </text:p>
      <text:p text:style-name="P7"><text:s/></text:p>
      <text:p text:style-name="P49"><text:s text:c="4"/>file.close(); </text:p>
      <text:p text:style-name="P49">} </text:p>
      <text:p text:style-name="P2"><text:s/></text:p>
      <text:p text:style-name="P2"><text:s/></text:p>
      <text:p text:style-name="P2"><text:s/></text:p>
      <text:p text:style-name="P19"><text:s/></text:p>
      <text:p text:style-name="P49">//private </text:p>
      <text:p text:style-name="P125">car *Widget::processForm(){//берем данные с формы и создаем новый объект класса <text:s text:c="4"/>int age = ui-&gt;Age-&gt;text().toInt(); <text:s text:c="4"/>int ID = ui-&gt;Number-&gt;text().toInt(); <text:s text:c="4"/>QString Colour = ui-&gt;Colour-&gt;text(); </text:p>
      <text:p text:style-name="P126"><text:s text:c="4"/>car::CarType type = static_cast&lt;car::CarType&gt;(ui-&gt;CarType-&gt;currentIndex()); <text:s text:c="4"/>QString Brand = ui-&gt;Brand-&gt;text(); <text:s text:c="4"/>return new car(age, ID, Colour, type, Brand); </text:p>
      <text:p text:style-name="P49">} </text:p>
      <text:p text:style-name="P86">client *Widget::processClientForm(){ <text:s text:c="4"/>int Passport = ui-&gt;passport-&gt;text().toInt(); </text:p>
      <text:p text:style-name="P49"><text:s text:c="4"/>int PhoneNumber = ui-&gt;phonenumber-&gt;text().toInt(); </text:p>
      <text:p text:style-name="P87"><text:s text:c="4"/>QString FIOclient = ui-&gt;FIOclient-&gt;text(); <text:s text:c="4"/>QString EMail = ui-&gt;EMail-&gt;text(); </text:p>
      <text:p text:style-name="P49"><text:s text:c="4"/>return new client (Passport,PhoneNumber,FIOclient,EMail); </text:p>
      <text:p text:style-name="P88">} void Widget::fillForm(car *value){//заполняем форму актуальной информацией </text:p>
      <text:p text:style-name="P49"><text:s text:c="4"/>QString str=value-&gt;getBrand(); </text:p>
      <text:p text:style-name="P49"><text:s text:c="4"/>ui-&gt;Brand-&gt;setText(str); </text:p>
      <text:p text:style-name="P2"><text:s/></text:p>
      <text:p text:style-name="P89"><text:s text:c="4"/>str=QString::number(value-&gt;getAge()); <text:s text:c="4"/>ui-&gt;Age-&gt;setText(str); </text:p>
      <text:p text:style-name="P20"><text:s/></text:p>
      <text:p text:style-name="P90"><text:s text:c="4"/>if (value-&gt;getType() == car::CarType::STANDARD) { <text:s text:c="4"/>ui-&gt;CarType-&gt;setCurrentIndex(0); </text:p>
      <text:p text:style-name="P49"><text:s text:c="4"/>} else if (value-&gt;getType() == car::CarType::COMFORT) { <text:s text:c="4"/>ui-&gt;CarType-&gt;setCurrentIndex(1); </text:p>
      <text:p text:style-name="P49"><text:s text:c="4"/>} else if (value-&gt;getType() == car::CarType::LUXURY) { <text:s text:c="4"/>ui-&gt;CarType-&gt;setCurrentIndex(2); </text:p>
      <text:p text:style-name="P49"><text:soft-page-break/><text:s text:c="4"/>} else if (value-&gt;getType() == car::CarType::ELECTRIC) { <text:s text:c="4"/>ui-&gt;CarType-&gt;setCurrentIndex(3); </text:p>
      <text:p text:style-name="P49"><text:s text:c="4"/>} </text:p>
      <text:p text:style-name="P91"><text:s text:c="4"/>str=value-&gt;getColour(); <text:s text:c="4"/>ui-&gt;Colour-&gt;setText(str); </text:p>
      <text:p text:style-name="P92"><text:s text:c="4"/>str=QString::number(value-&gt;getNumber()); <text:s text:c="4"/>ui-&gt;Number-&gt;setText(str); </text:p>
      <text:p text:style-name="P49">} </text:p>
      <text:p text:style-name="P49">QString Widget::showCost(car *value){ </text:p>
      <text:p text:style-name="P93"><text:s text:c="4"/>CalculationFacade cur;//создаем объект фасада вычисления <text:s text:c="4"/>int rating=cur.getCost(value);//получаем стоимость от фасада </text:p>
      <text:p text:style-name="P94"><text:s text:c="4"/>QString str=QString::number(rating);//переводим тип данных стоимости из str в qstring <text:s text:c="4"/>ui-&gt;cost-&gt;setText(str);//выводим стоимость на форму <text:s text:c="4"/>return str; </text:p>
      <text:p text:style-name="P49">} </text:p>
      <text:p text:style-name="P2"><text:s/></text:p>
      <text:p text:style-name="P2"><text:s/></text:p>
      <text:p text:style-name="P2"><text:s/></text:p>
      <text:p text:style-name="P14"><text:s/></text:p>
      <text:p text:style-name="P110"><text:span text:style-name="Default_20_Paragraph_20_Font"><text:span text:style-name="T8">Выводы: </text:span></text:span></text:p>
      <text:p text:style-name="P2"><text:s/></text:p>
      <text:p text:style-name="P49">В результате выполнения работы было создано приложение для управления автопарком и базой клиентов с использованием расширенных виджетов Qt. Интерфейс приложения включает многостраничное окно с функциями для добавления автомобилей, клиентов и управления операциями, что обеспечивает удобный и структурированный доступ к различным данным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18cm" fo:margin-right="0.474cm" fo:margin-top="0cm" fo:margin-bottom="0.018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swiss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7.959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style:font-name="Calibri" style:font-name-asian="Calibri" style:font-name-complex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54cm" fo:margin-right="2.05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21</text:page-number></text:span></text:span><text:span text:style-name="Default_20_Paragraph_20_Font"><text:span text:style-name="MT1"> </text:span></text:span></text:p>
        <text:p text:style-name="MP2"><text:span text:style-name="Default_20_Paragraph_20_Font"><text:span text:style-name="MT1"><text:s/></text:span></text:span></text:p>
      </style:footer>
    </style:master-page>
    <style:master-page style:name="MPF0" style:page-layout-name="Mpm2" draw:style-name="Mdp1" style:next-style-name="MP0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Андрей Захаров</meta:initial-creator>
    <meta:creation-date>2024-12-27T11:31:00Z</meta:creation-date>
    <dc:date>2024-12-27T14:36:45.091000000</dc:date>
    <meta:editing-cycles>3</meta:editing-cycles>
    <meta:editing-duration>PT4M30S</meta:editing-duration>
    <meta:document-statistic meta:table-count="6" meta:image-count="8" meta:object-count="0" meta:page-count="21" meta:paragraph-count="601" meta:word-count="2474" meta:character-count="28534" meta:non-whitespace-character-count="23296"/>
    <meta:template xlink:type="simple" xlink:actuate="onRequest" xlink:title="" xlink:href="Normal"/>
  </office:meta>
</office:document-meta>
</file>